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1"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P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 fo:font-size="14pt" style:font-size-asian="14pt" style:font-name-complex="Times New Roman CYR2" style:font-size-complex="14pt"/>
    </style:style>
    <style:style style:name="P2"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officeooo:paragraph-rsid="00216a7b" style:font-size-asian="14pt" style:font-name-complex="Times New Roman CYR2" style:font-size-complex="14pt" style:font-style-complex="italic"/>
    </style:style>
    <style:style style:name="P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name-complex="Times New Roman CYR2" style:font-size-complex="14pt"/>
    </style:style>
    <style:style style:name="P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CYR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CYR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fo:font-weight="normal" officeooo:rsid="0021dc75" officeooo:paragraph-rsid="002c6e47"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8"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9"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10"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11"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16a7b" style:font-size-asian="14pt" style:font-size-complex="14pt" style:font-style-complex="italic"/>
    </style:style>
    <style:style style:name="P1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size-complex="14pt"/>
    </style:style>
    <style:style style:name="P13"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size-complex="14pt" style:font-weight-complex="bold"/>
    </style:style>
    <style:style style:name="P14" style:family="paragraph" style:parent-style-name="Standard">
      <style:paragraph-properties fo:margin-left="1.251cm" fo:margin-right="0cm" fo:line-height="150%" fo:text-align="justify" style:justify-single-word="false" fo:text-indent="0cm" style:auto-text-indent="false"/>
      <style:text-properties style:font-name="Times New Roman1" fo:font-size="14pt" fo:font-weight="bold" officeooo:paragraph-rsid="00216a7b" style:font-size-asian="14pt" style:font-weight-asian="bold" style:font-size-complex="14pt" style:font-style-complex="italic" style:font-weight-complex="bold"/>
    </style:style>
    <style:style style:name="P15" style:family="paragraph" style:parent-style-name="Standard">
      <style:paragraph-properties fo:line-height="150%" fo:text-align="justify" style:justify-single-word="false"/>
      <style:text-properties style:font-name="Times New Roman1" fo:font-size="14pt" officeooo:paragraph-rsid="0026146e" style:font-size-asian="14pt" style:font-name-complex="Times New Roman2" style:font-size-complex="14pt" style:font-style-complex="italic"/>
    </style:style>
    <style:style style:name="P16" style:family="paragraph" style:parent-style-name="Standard">
      <style:paragraph-properties fo:line-height="150%" fo:text-align="justify" style:justify-single-word="false"/>
      <style:text-properties fo:font-size="14pt" officeooo:paragraph-rsid="0026146e"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style:font-size-asian="14pt" style:font-name-complex="Times New Roman3"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16a7b" style:font-size-asian="14pt" style:font-size-complex="14pt" style:font-style-complex="italic"/>
    </style:style>
    <style:style style:name="P19"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1" fo:font-size="14pt" officeooo:paragraph-rsid="00216a7b" style:font-size-asian="14pt" style:font-size-complex="14pt" style:font-style-complex="italic"/>
    </style:style>
    <style:style style:name="P20" style:family="paragraph" style:parent-style-name="Standard">
      <style:paragraph-properties fo:margin-left="0cm" fo:margin-right="0cm" fo:line-height="150%" fo:text-align="justify" style:justify-single-word="false" fo:text-indent="1.251cm" style:auto-text-indent="false">
        <style:tab-stops>
          <style:tab-stop style:position="1.729cm"/>
        </style:tab-stops>
      </style:paragraph-properties>
      <style:text-properties style:font-name="Times New Roman1" fo:font-size="14pt" officeooo:paragraph-rsid="00216a7b" style:font-size-asian="14pt" style:font-size-complex="14pt" style:font-style-complex="italic"/>
    </style:style>
    <style:style style:name="P21"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style:font-name="Times New Roman1" fo:font-size="14pt" officeooo:paragraph-rsid="00216a7b" style:font-size-asian="14pt" style:font-size-complex="14pt" style:font-style-complex="italic"/>
    </style:style>
    <style:style style:name="P22"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name-complex="Times New Roman2" style:font-size-complex="14pt" style:font-style-complex="italic"/>
    </style:style>
    <style:style style:name="P23"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1" fo:font-size="14pt" officeooo:paragraph-rsid="00216a7b" fo:background-color="#9900ff" style:font-size-asian="14pt" style:font-size-complex="14pt" style:font-style-complex="italic"/>
    </style:style>
    <style:style style:name="P24"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5"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bold" officeooo:paragraph-rsid="001c7ecb" style:letter-kerning="false" style:font-size-asian="14pt" style:font-style-asian="normal" style:font-weight-asian="bold" style:font-size-complex="14pt" style:font-weight-complex="bold"/>
    </style:style>
    <style:style style:name="P2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bold" officeooo:paragraph-rsid="002c6e47" style:letter-kerning="false" style:font-size-asian="14pt" style:font-style-asian="normal" style:font-weight-asian="bold" style:font-size-complex="14pt" style:font-weight-complex="bold"/>
    </style:style>
    <style:style style:name="P2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1c7ecb" style:letter-kerning="false" style:font-size-asian="14pt" style:font-style-asian="normal" style:font-weight-asian="normal"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size-complex="14pt"/>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weight="bold" officeooo:paragraph-rsid="001562a8" style:letter-kerning="false" style:font-size-asian="14pt" style:font-weight-asian="bold" style:font-size-complex="14pt" style:font-weight-complex="bold"/>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officeooo:paragraph-rsid="001562a8" style:letter-kerning="false" style:font-size-asian="14pt" style:font-size-complex="14pt"/>
    </style:style>
    <style:style style:name="P36" style:family="paragraph" style:parent-style-name="Standard">
      <style:paragraph-properties fo:margin-left="0cm" fo:margin-right="0cm" fo:line-height="150%" fo:text-align="justify" style:justify-single-word="false" fo:text-indent="1.251cm" style:auto-text-indent="false"/>
      <style:text-properties fo:font-size="14pt" officeooo:paragraph-rsid="00216a7b" style:font-size-asian="14pt"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text-properties fo:font-size="14pt" officeooo:paragraph-rsid="001562a8" style:font-size-asian="14pt" style:font-size-complex="14pt"/>
    </style:style>
    <style:style style:name="P38"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font-size="14pt" officeooo:paragraph-rsid="001c7ecb" style:font-size-asian="14pt" style:font-size-complex="14pt"/>
    </style:style>
    <style:style style:name="P39" style:family="paragraph" style:parent-style-name="Standard">
      <style:paragraph-properties fo:margin-left="0cm" fo:margin-right="0cm" fo:line-height="150%" fo:text-align="justify" style:justify-single-word="false" fo:text-indent="1.251cm" style:auto-text-indent="false"/>
      <style:text-properties fo:font-size="14pt" officeooo:paragraph-rsid="0026146e" style:font-size-asian="14pt" style:font-size-complex="14pt"/>
    </style:style>
    <style:style style:name="P40"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font-size="14pt" officeooo:paragraph-rsid="00216a7b" style:font-size-asian="14pt" style:font-size-complex="14pt"/>
    </style:style>
    <style:style style:name="P41"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font-size="14pt" officeooo:paragraph-rsid="00216a7b" style:font-size-asian="14pt" style:font-size-complex="14pt"/>
    </style:style>
    <style:style style:name="P42" style:family="paragraph" style:parent-style-name="Standard">
      <style:paragraph-properties fo:margin-left="0cm" fo:margin-right="0cm" fo:line-height="150%" fo:text-align="justify" style:justify-single-word="false" fo:text-indent="1.251cm" style:auto-text-indent="false"/>
      <style:text-properties fo:font-size="14pt" officeooo:paragraph-rsid="002c6e47" style:font-size-asian="14pt" style:font-size-complex="14pt"/>
    </style:style>
    <style:style style:name="P43"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size-complex="14pt"/>
    </style:style>
    <style:style style:name="P44"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style:font-name="Times New Roman1" fo:font-size="14pt" officeooo:paragraph-rsid="0026146e" style:font-size-asian="14pt" style:font-size-complex="14pt"/>
    </style:style>
    <style:style style:name="P45"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style:font-name="Times New Roman1" fo:font-size="14pt" officeooo:paragraph-rsid="0026146e" style:font-size-asian="14pt" style:font-size-complex="14pt"/>
    </style:style>
    <style:style style:name="P46"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7"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8"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9"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50"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51"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style:font-name="Times New Roman1" fo:font-size="14pt" officeooo:paragraph-rsid="0026146e" style:font-size-asian="14pt" style:font-size-complex="14pt"/>
    </style:style>
    <style:style style:name="P5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name-complex="Times New Roman2" style:font-size-complex="14pt" style:font-style-complex="italic"/>
    </style:style>
    <style:style style:name="P53"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name-complex="Times New Roman2" style:font-size-complex="14pt" style:font-style-complex="italic"/>
    </style:style>
    <style:style style:name="P54"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name-complex="Times New Roman2" style:font-size-complex="14pt" style:font-style-complex="italic"/>
    </style:style>
    <style:style style:name="P5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fo:background-color="#cc66ff" style:font-size-asian="14pt" style:font-size-complex="14pt"/>
    </style:style>
    <style:style style:name="P5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fo:language="en" fo:country="US" officeooo:paragraph-rsid="0026146e" style:font-size-asian="14pt" style:font-name-complex="Times New Roman2" style:font-size-complex="14pt" style:font-style-complex="italic"/>
    </style:style>
    <style:style style:name="P5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officeooo:paragraph-rsid="0026146e" style:font-size-asian="14pt" style:font-size-complex="14pt"/>
    </style:style>
    <style:style style:name="P58"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font-size="14pt" officeooo:paragraph-rsid="0026146e" style:font-size-asian="14pt" style:font-size-complex="14pt"/>
    </style:style>
    <style:style style:name="P59"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font-size="14pt" officeooo:paragraph-rsid="0026146e" style:font-size-asian="14pt" style:font-size-complex="14pt"/>
    </style:style>
    <style:style style:name="P60"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font-size="14pt" officeooo:paragraph-rsid="0026146e" style:font-size-asian="14pt" style:font-size-complex="14pt"/>
    </style:style>
    <style:style style:name="P6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6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63"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font-size="14pt" style:font-size-asian="14pt" style:font-size-complex="14pt"/>
    </style:style>
    <style:style style:name="P6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font-size="14pt" officeooo:paragraph-rsid="001562a8" style:font-size-asian="14pt" style:font-size-complex="14pt"/>
    </style:style>
    <style:style style:name="P65"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66" style:family="paragraph" style:parent-style-name="Standard">
      <style:paragraph-properties fo:margin-left="0cm" fo:margin-right="0cm" fo:line-height="150%" fo:text-align="justify" style:justify-single-word="false" fo:orphans="0" fo:widows="0" fo:text-indent="0cm" style:auto-text-indent="false" style:vertical-align="auto"/>
      <style:text-properties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67"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68" style:family="paragraph" style:parent-style-name="Standard">
      <style:paragraph-properties fo:margin-left="0cm" fo:margin-right="0cm" fo:line-height="150%" fo:text-align="justify" style:justify-single-word="false" fo:orphans="2" fo:widows="2" fo:text-indent="0cm" style:auto-text-indent="false" style:vertical-align="auto"/>
      <style:text-properties fo:font-size="14pt" officeooo:paragraph-rsid="001c7ecb" style:font-size-asian="14pt" style:font-size-complex="14pt"/>
    </style:style>
    <style:style style:name="P69" style:family="paragraph" style:parent-style-name="Standard">
      <style:paragraph-properties fo:line-height="150%" fo:text-align="justify" style:justify-single-word="false" fo:break-before="page"/>
      <style:text-properties fo:font-size="14pt" officeooo:paragraph-rsid="0026146e" style:font-size-asian="14pt" style:font-size-complex="14pt"/>
    </style:style>
    <style:style style:name="P70" style:family="paragraph" style:parent-style-name="Standard">
      <style:paragraph-properties fo:line-height="150%" fo:text-align="justify" style:justify-single-word="false" fo:break-before="page"/>
      <style:text-properties fo:color="#000000" style:font-name="Times New Roman1" fo:font-size="14pt" fo:language="ru" fo:country="RU" fo:font-weight="bold" officeooo:paragraph-rsid="001c7ecb" style:font-size-asian="14pt" style:language-asian="ru" style:country-asian="RU" style:font-weight-asian="bold" style:font-name-complex="Times New Roman2" style:font-size-complex="14pt" style:language-complex="ar" style:country-complex="SA"/>
    </style:style>
    <style:style style:name="P71" style:family="paragraph" style:parent-style-name="Standard">
      <style:paragraph-properties fo:margin-top="0cm" fo:margin-bottom="0.353cm" style:contextual-spacing="false" fo:line-height="150%" fo:text-align="justify" style:justify-single-word="false"/>
      <style:text-properties fo:font-size="14pt" officeooo:paragraph-rsid="0026146e" style:font-size-asian="14pt" style:font-size-complex="14pt"/>
    </style:style>
    <style:style style:name="P72" style:family="paragraph" style:parent-style-name="Standard" style:master-page-name="Standard">
      <style:paragraph-properties fo:line-height="150%" fo:text-align="justify" style:justify-single-word="false" style:page-number="auto"/>
      <style:text-properties style:font-name="Times New Roman" fo:font-size="14pt" style:font-size-asian="14pt" style:font-name-complex="Times New Roman3" style:font-size-complex="14pt"/>
    </style:style>
    <style:style style:name="P73" style:family="paragraph" style:parent-style-name="Standard">
      <style:paragraph-properties fo:margin-left="1.251cm" fo:margin-right="0cm" fo:line-height="150%" fo:text-align="justify" style:justify-single-word="false" fo:text-indent="0cm" style:auto-text-indent="false"/>
      <style:text-properties style:font-name="Times New Roman1" fo:font-size="14pt" fo:font-weight="bold" officeooo:paragraph-rsid="00216a7b" style:font-size-asian="14pt" style:font-weight-asian="bold" style:font-size-complex="14pt" style:font-weight-complex="bold"/>
    </style:style>
    <style:style style:name="P74" style:family="paragraph" style:parent-style-name="Body_20_Text_20_Indent_20_2">
      <style:paragraph-properties fo:margin-left="0cm" fo:margin-right="0cm" fo:line-height="150%" fo:text-align="justify" style:justify-single-word="false" fo:text-indent="1.251cm" style:auto-text-indent="false"/>
      <style:text-properties style:font-name="Times New Roman1" fo:font-size="14pt" officeooo:paragraph-rsid="00216a7b" style:font-size-asian="14pt" style:font-size-complex="14pt"/>
    </style:style>
    <style:style style:name="P75" style:family="paragraph" style:parent-style-name="HTML_20_Preformatte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name-complex="Times New Roman2" style:font-size-complex="14pt"/>
    </style:style>
    <style:style style:name="P76" style:family="paragraph" style:parent-style-name="Heading_20_2">
      <style:paragraph-properties fo:margin-left="0cm" fo:margin-right="0cm" fo:line-height="150%" fo:text-align="justify" style:justify-single-word="false" fo:text-indent="1.251cm" style:auto-text-indent="false"/>
      <style:text-properties style:font-name="Times New Roman1" fo:font-size="14pt" fo:font-weight="bold" officeooo:paragraph-rsid="0026146e" style:font-size-asian="14pt" style:font-weight-asian="bold" style:font-name-complex="Times New Roman2" style:font-size-complex="14pt" style:font-weight-complex="bold"/>
    </style:style>
    <style:style style:name="P77" style:family="paragraph" style:parent-style-name="Heading_20_2">
      <style:paragraph-properties fo:margin-left="0cm" fo:margin-right="0cm" fo:line-height="150%" fo:text-align="justify" style:justify-single-word="false" fo:text-indent="1.251cm" style:auto-text-indent="false"/>
      <style:text-properties style:font-name="Times New Roman1" fo:font-size="14pt" fo:font-weight="normal" officeooo:paragraph-rsid="0026146e" style:font-size-asian="14pt" style:font-weight-asian="normal" style:font-name-complex="Times New Roman2" style:font-size-complex="14pt"/>
    </style:style>
    <style:style style:name="P78" style:family="paragraph" style:parent-style-name="Text_20_body_20_indent">
      <style:paragraph-properties fo:margin-left="0cm" fo:margin-right="0cm" fo:line-height="150%" fo:text-align="justify" style:justify-single-word="false" fo:text-indent="1.251cm" style:auto-text-indent="false"/>
      <style:text-properties style:font-name="Times New Roman1" fo:font-size="14pt" fo:font-style="normal" officeooo:paragraph-rsid="0026146e" style:font-size-asian="14pt" style:font-style-asian="normal" style:font-size-complex="14pt"/>
    </style:style>
    <style:style style:name="P79"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fo:font-style="normal" officeooo:paragraph-rsid="0026146e" style:font-size-asian="14pt" style:font-style-asian="normal" style:font-size-complex="14pt"/>
    </style:style>
    <style:style style:name="P80"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fo:font-style="normal" officeooo:paragraph-rsid="0026146e" style:font-size-asian="14pt" style:font-style-asian="normal" style:font-size-complex="14pt"/>
    </style:style>
    <style:style style:name="T1" style:family="text">
      <style:text-properties fo:color="#000000" style:font-name="Times New Roman CYR" fo:font-size="14pt" style:font-size-asian="14pt" style:font-name-complex="Times New Roman CYR2" style:font-size-complex="14pt"/>
    </style:style>
    <style:style style:name="T2" style:family="text">
      <style:text-properties fo:color="#000000" style:font-name="Times New Roman CYR" style:font-name-complex="Times New Roman CYR2"/>
    </style:style>
    <style:style style:name="T3" style:family="text">
      <style:text-properties fo:color="#000000" style:font-name="Times New Roman CYR1" fo:font-size="14pt" fo:language="ru" fo:country="RU" fo:font-style="normal" style:letter-kerning="false" style:font-size-asian="14pt" style:font-style-asian="normal"/>
    </style:style>
    <style:style style:name="T4" style:family="text">
      <style:text-properties fo:color="#000000" style:font-name="Times New Roman CYR1" fo:font-size="14pt" fo:language="ru" fo:country="RU" fo:font-style="normal" style:letter-kerning="false" style:font-size-asian="14pt" style:font-style-asian="normal" style:font-name-complex="Times New Roman CYR2" style:font-size-complex="14pt"/>
    </style:style>
    <style:style style:name="T5" style:family="text">
      <style:text-properties fo:color="#000000" style:font-name="Times New Roman CYR1" fo:font-size="14pt" fo:language="ru" fo:country="RU" fo:font-style="normal" style:text-underline-style="none" fo:font-weight="normal" style:letter-kerning="false" style:font-size-asian="14pt" style:font-style-asian="normal" style:font-weight-asian="normal"/>
    </style:style>
    <style:style style:name="T6" style:family="text">
      <style:text-properties fo:color="#000000" style:font-name="Times New Roman CYR1" fo:font-size="14pt" fo:language="ru" fo:country="RU" fo:font-style="normal" style:text-underline-style="none" fo:font-weight="bold" style:letter-kerning="false" style:font-size-asian="14pt" style:font-style-asian="normal" style:font-weight-asian="bold"/>
    </style:style>
    <style:style style:name="T7" style:family="text">
      <style:text-properties fo:color="#000000" style:font-name="Times New Roman CYR1" fo:font-size="14pt" fo:language="ru" fo:country="RU" fo:font-style="normal" fo:font-weight="normal" style:letter-kerning="false" style:font-size-asian="14pt" style:font-style-asian="normal" style:font-weight-asian="normal"/>
    </style:style>
    <style:style style:name="T8" style:family="text">
      <style:text-properties fo:color="#000000" style:font-name="Times New Roman CYR1" fo:font-size="14pt" fo:language="ru" fo:country="RU" fo:font-style="normal" style:text-underline-style="solid" style:text-underline-width="auto" style:text-underline-color="font-color" fo:font-weight="normal" style:letter-kerning="false" style:font-size-asian="14pt" style:font-style-asian="normal" style:font-weight-asian="normal"/>
    </style:style>
    <style:style style:name="T9" style:family="text">
      <style:text-properties fo:color="#000000" style:font-name="Times New Roman CYR1" fo:font-size="14pt" fo:language="ru" fo:country="RU" style:letter-kerning="false" style:font-size-asian="14pt"/>
    </style:style>
    <style:style style:name="T10" style:family="text">
      <style:text-properties fo:color="#000000" style:font-name="Times New Roman CYR1" fo:font-size="14pt" fo:language="ru" fo:country="RU" fo:font-style="italic" style:letter-kerning="false" style:font-size-asian="14pt" style:font-style-asian="italic"/>
    </style:style>
    <style:style style:name="T11" style:family="text">
      <style:text-properties fo:color="#000000" style:font-name="Times New Roman CYR1" fo:language="ru" fo:country="RU" style:letter-kerning="false"/>
    </style:style>
    <style:style style:name="T12" style:family="text">
      <style:text-properties fo:color="#000000" style:font-name="Times New Roman CYR1" fo:language="ru" fo:country="RU" fo:font-style="italic" style:letter-kerning="false" style:font-style-asian="italic"/>
    </style:style>
    <style:style style:name="T13" style:family="text">
      <style:text-properties fo:color="#000000" style:font-name="Times New Roman CYR1" fo:language="ru" fo:country="RU" fo:font-style="normal" style:letter-kerning="false" style:font-style-asian="normal"/>
    </style:style>
    <style:style style:name="T14" style:family="text">
      <style:text-properties fo:color="#000000" style:font-name="Times New Roman CYR1" fo:language="ru" fo:country="RU" fo:font-style="normal" style:letter-kerning="false" style:font-style-asian="normal" style:font-name-complex="Times New Roman CYR2"/>
    </style:style>
    <style:style style:name="T15" style:family="text">
      <style:text-properties fo:color="#000000" style:font-name="Times New Roman CYR1" fo:language="ru" fo:country="RU" fo:font-style="normal" fo:font-weight="normal" style:letter-kerning="false" style:font-style-asian="normal" style:font-weight-asian="normal"/>
    </style:style>
    <style:style style:name="T16" style:family="text">
      <style:text-properties fo:color="#000000" style:font-name="Times New Roman CYR1" fo:language="ru" fo:country="RU" fo:font-style="normal" style:text-underline-style="solid" style:text-underline-width="auto" style:text-underline-color="font-color" fo:font-weight="normal" style:letter-kerning="false" style:font-style-asian="normal" style:font-weight-asian="normal"/>
    </style:style>
    <style:style style:name="T17" style:family="text">
      <style:text-properties fo:color="#000000" style:font-name="Times New Roman CYR1" fo:language="ru" fo:country="RU" fo:font-style="normal" style:text-underline-style="none" fo:font-weight="normal" style:letter-kerning="false" style:font-style-asian="normal" style:font-weight-asian="normal"/>
    </style:style>
    <style:style style:name="T18" style:family="text">
      <style:text-properties fo:color="#000000" style:font-name="Times New Roman CYR1" fo:language="ru" fo:country="RU" fo:font-style="normal" style:text-underline-style="none" fo:font-weight="bold" style:letter-kerning="false" style:font-style-asian="normal" style:font-weight-asian="bold"/>
    </style:style>
    <style:style style:name="T19" style:family="text">
      <style:text-properties fo:color="#000000" style:font-name="Times New Roman1" fo:font-size="14pt" fo:language="ru" fo:country="RU" style:font-size-asian="14pt" style:language-asian="ru" style:country-asian="RU" style:font-name-complex="Times New Roman2" style:font-size-complex="14pt" style:language-complex="ar" style:country-complex="SA"/>
    </style:style>
    <style:style style:name="T20" style:family="text">
      <style:text-properties fo:color="#000000" style:font-name="Times New Roman1" fo:font-size="14pt" fo:language="ru" fo:country="RU" fo:font-style="normal" fo:font-weight="normal" style:letter-kerning="false" style:font-size-asian="14pt" style:font-style-asian="normal" style:font-weight-asian="normal" style:font-name-complex="Times New Roman CYR2" style:font-size-complex="14pt" style:font-style-complex="italic" style:font-weight-complex="bold"/>
    </style:style>
    <style:style style:name="T21" style:family="text">
      <style:text-properties fo:color="#000000" style:font-name="Times New Roman1" fo:font-size="10pt" fo:language="ru" fo:country="RU" style:font-size-asian="10pt" style:language-asian="ru" style:country-asian="RU" style:font-name-complex="Times New Roman2" style:font-size-complex="12pt" style:language-complex="ar" style:country-complex="SA"/>
    </style:style>
    <style:style style:name="T22" style:family="text">
      <style:text-properties fo:color="#000000" style:font-name="Times New Roman1" fo:language="ru" fo:country="RU" fo:font-style="normal" fo:font-weight="normal" style:letter-kerning="false" style:font-style-asian="normal" style:font-weight-asian="normal" style:font-name-complex="Times New Roman CYR2" style:font-style-complex="italic" style:font-weight-complex="bold"/>
    </style:style>
    <style:style style:name="T23" style:family="text">
      <style:text-properties fo:color="#000000" style:font-name="Times New Roman1" fo:language="ru" fo:country="RU" style:language-asian="ru" style:country-asian="RU" style:font-name-complex="Times New Roman2" style:language-complex="ar" style:country-complex="SA"/>
    </style:style>
    <style:style style:name="T24" style:family="text">
      <style:text-properties fo:color="#000000" style:font-name="Wingdings" fo:font-size="14pt" fo:language="ru" fo:country="RU" fo:font-style="normal" style:text-underline-style="none" fo:font-weight="normal" style:letter-kerning="false" style:font-size-asian="14pt" style:font-style-asian="normal" style:font-weight-asian="normal"/>
    </style:style>
    <style:style style:name="T25" style:family="text">
      <style:text-properties fo:color="#000000" style:font-name="Wingdings" fo:language="ru" fo:country="RU" fo:font-style="normal" style:text-underline-style="none" fo:font-weight="normal" style:letter-kerning="false" style:font-style-asian="normal" style:font-weight-asian="normal"/>
    </style:style>
    <style:style style:name="T26" style:family="text">
      <style:text-properties fo:color="#7030a0" style:font-name="Times New Roman CYR" fo:font-size="14pt" style:font-size-asian="14pt" style:font-name-complex="Times New Roman CYR2" style:font-size-complex="14pt"/>
    </style:style>
    <style:style style:name="T27" style:family="text">
      <style:text-properties fo:color="#7030a0" style:font-name="Times New Roman CYR" style:font-name-complex="Times New Roman CYR2"/>
    </style:style>
    <style:style style:name="T28" style:family="text">
      <style:text-properties style:font-name="Times New Roman1"/>
    </style:style>
    <style:style style:name="T29" style:family="text">
      <style:text-properties style:font-name="Times New Roman1" fo:font-size="14pt" style:font-size-asian="14pt" style:font-size-complex="14pt"/>
    </style:style>
    <style:style style:name="T30" style:family="text">
      <style:text-properties style:font-name="Times New Roman1" fo:font-size="14pt" style:font-size-asian="14pt" style:font-size-complex="14pt" style:font-style-complex="italic"/>
    </style:style>
    <style:style style:name="T31" style:family="text">
      <style:text-properties style:font-name="Times New Roman1" fo:font-size="14pt" officeooo:rsid="00311828" style:font-size-asian="14pt" style:font-size-complex="14pt" style:font-style-complex="italic"/>
    </style:style>
    <style:style style:name="T32" style:family="text">
      <style:text-properties style:font-name="Times New Roman1" fo:font-size="14pt" style:font-size-asian="14pt" style:font-size-complex="14pt" style:font-weight-complex="bold"/>
    </style:style>
    <style:style style:name="T33" style:family="text">
      <style:text-properties style:font-name="Times New Roman1" fo:font-size="14pt" fo:language="en" fo:country="US" style:font-size-asian="14pt" style:font-size-complex="14pt"/>
    </style:style>
    <style:style style:name="T34" style:family="text">
      <style:text-properties style:font-name="Times New Roman1" fo:font-size="14pt" fo:language="en" fo:country="US" style:font-size-asian="14pt" style:font-size-complex="14pt" style:font-style-complex="italic"/>
    </style:style>
    <style:style style:name="T35" style:family="text">
      <style:text-properties style:font-name="Times New Roman1" fo:font-size="14pt" fo:language="en" fo:country="US" fo:background-color="#cc66ff" style:font-size-asian="14pt" style:font-size-complex="14pt"/>
    </style:style>
    <style:style style:name="T36" style:family="text">
      <style:text-properties style:font-name="Times New Roman1" fo:font-size="14pt" fo:language="en" fo:country="US" fo:background-color="#ffff99" style:font-size-asian="14pt" style:font-size-complex="14pt"/>
    </style:style>
    <style:style style:name="T37" style:family="text">
      <style:text-properties style:font-name="Times New Roman1" fo:font-size="14pt" fo:language="fr" fo:country="FR" style:font-size-asian="14pt" style:font-size-complex="14pt"/>
    </style:style>
    <style:style style:name="T38" style:family="text">
      <style:text-properties style:font-name="Times New Roman1" fo:font-size="14pt" fo:language="fr" fo:country="FR" style:font-size-asian="14pt" style:font-size-complex="14pt" style:font-style-complex="italic"/>
    </style:style>
    <style:style style:name="T39" style:family="text">
      <style:text-properties style:font-name="Times New Roman1" fo:font-size="14pt" fo:language="fr" fo:country="FR" fo:background-color="#cc66ff" style:font-size-asian="14pt" style:font-size-complex="14pt"/>
    </style:style>
    <style:style style:name="T40" style:family="text">
      <style:text-properties style:font-name="Times New Roman1" fo:font-size="14pt" fo:language="fr" fo:country="FR" fo:background-color="#ffff99" style:font-size-asian="14pt" style:font-size-complex="14pt"/>
    </style:style>
    <style:style style:name="T41" style:family="text">
      <style:text-properties style:font-name="Times New Roman1" fo:font-size="14pt" fo:background-color="#cc66ff" style:font-size-asian="14pt" style:font-size-complex="14pt"/>
    </style:style>
    <style:style style:name="T42" style:family="text">
      <style:text-properties style:font-name="Times New Roman1" fo:font-size="14pt" fo:background-color="#ffff99" style:font-size-asian="14pt" style:font-size-complex="14pt"/>
    </style:style>
    <style:style style:name="T43" style:family="text">
      <style:text-properties style:font-name="Times New Roman1" style:font-name-complex="Times New Roman2"/>
    </style:style>
    <style:style style:name="T44" style:family="text">
      <style:text-properties style:font-name="Times New Roman1" style:font-name-complex="Times New Roman2" style:font-style-complex="italic"/>
    </style:style>
    <style:style style:name="T45" style:family="text">
      <style:text-properties style:font-name="Times New Roman1" officeooo:rsid="002706b6" style:font-name-complex="Times New Roman2"/>
    </style:style>
    <style:style style:name="T46" style:family="text">
      <style:text-properties style:font-name="Times New Roman1" fo:font-weight="normal" style:font-weight-asian="normal" style:font-name-complex="Times New Roman2"/>
    </style:style>
    <style:style style:name="T47" style:family="text">
      <style:text-properties style:font-name="Times New Roman1" fo:language="en" fo:country="US"/>
    </style:style>
    <style:style style:name="T48" style:family="text">
      <style:text-properties style:font-name="Times New Roman1" fo:language="en" fo:country="US" style:font-name-complex="Times New Roman2" style:font-style-complex="italic"/>
    </style:style>
    <style:style style:name="T49" style:family="text">
      <style:text-properties style:font-name="Times New Roman1" fo:language="en" fo:country="US" style:font-style-complex="italic"/>
    </style:style>
    <style:style style:name="T50" style:family="text">
      <style:text-properties style:font-name="Times New Roman1" fo:language="en" fo:country="US" fo:background-color="#ffff99"/>
    </style:style>
    <style:style style:name="T51" style:family="text">
      <style:text-properties style:font-name="Times New Roman1" fo:background-color="#cc66ff" style:font-name-complex="Times New Roman2" style:font-style-complex="italic"/>
    </style:style>
    <style:style style:name="T52" style:family="text">
      <style:text-properties style:font-name="Times New Roman1" style:font-style-complex="italic"/>
    </style:style>
    <style:style style:name="T53" style:family="text">
      <style:text-properties style:font-name="Times New Roman1" officeooo:rsid="00311828" style:font-style-complex="italic"/>
    </style:style>
    <style:style style:name="T54" style:family="text">
      <style:text-properties style:font-name="Times New Roman1" fo:language="fr" fo:country="FR"/>
    </style:style>
    <style:style style:name="T55" style:family="text">
      <style:text-properties style:font-name="Times New Roman1" fo:language="fr" fo:country="FR" style:font-style-complex="italic"/>
    </style:style>
    <style:style style:name="T56" style:family="text">
      <style:text-properties style:font-name="Times New Roman1" fo:language="fr" fo:country="FR" fo:background-color="#ffff99"/>
    </style:style>
    <style:style style:name="T57" style:family="text">
      <style:text-properties style:font-name="Times New Roman1" style:font-weight-complex="bold"/>
    </style:style>
    <style:style style:name="T58" style:family="text">
      <style:text-properties style:font-name="Times New Roman1" fo:background-color="#ffff99"/>
    </style:style>
    <style:style style:name="T59" style:family="text">
      <style:text-properties style:font-name="Times New Roman CYR1" style:text-underline-style="none" fo:font-weight="bold" style:font-weight-asian="bold" style:font-name-complex="Times New Roman2" style:font-style-complex="italic"/>
    </style:style>
    <style:style style:name="T60" style:family="text">
      <style:text-properties style:font-name="Times New Roman CYR1" style:text-underline-style="none" style:font-name-complex="Times New Roman2" style:font-style-complex="italic"/>
    </style:style>
    <style:style style:name="T61" style:family="text">
      <style:text-properties style:text-position="super 58%" style:font-name="Times New Roman1" fo:font-size="14pt" fo:language="ru" fo:country="RU" style:font-size-asian="14pt" style:language-asian="ru" style:country-asian="RU" style:font-name-complex="Times New Roman2" style:font-size-complex="14pt" style:language-complex="ar" style:country-complex="SA" style:font-style-complex="italic"/>
    </style:style>
    <style:style style:name="T62" style:family="text">
      <style:text-properties style:text-position="super 58%" style:font-name="Times New Roman1" fo:language="ru" fo:country="RU" style:language-asian="ru" style:country-asian="RU" style:font-name-complex="Times New Roman2" style:language-complex="ar" style:country-complex="SA" style:font-style-complex="italic"/>
    </style:style>
    <style:style style:name="T63" style:family="text">
      <style:text-properties style:text-position="sub 58%" style:font-name="Times New Roman1" style:font-name-complex="Times New Roman2" style:font-style-complex="italic"/>
    </style:style>
    <style:style style:name="T64" style:family="text">
      <style:text-properties fo:background-color="#9900ff"/>
    </style:style>
    <style:style style:name="T65" style:family="text">
      <style:text-properties officeooo:rsid="0033e648"/>
    </style:style>
    <style:style style:name="T66" style:family="text">
      <style:text-properties fo:background-color="#fff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Введение</text:p>
      <text:p text:style-name="P17"><text:bookmark text:name="_GoBack"/></text:p>
      <text:p text:style-name="P1">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63"><text:span text:style-name="T2">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text:span><text:soft-page-break/><text:span text:style-name="T2">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63"><text:span text:style-name="T2">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text:span><text:span text:style-name="T27">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text:span><text:span text:style-name="T2">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63"><text:span text:style-name="T2">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text:span><text:soft-page-break/><text:span text:style-name="T2">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63"><text:span text:style-name="T2">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text:span><text:span text:style-name="T27">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text:span><text:span text:style-name="T2">.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1"/>
      <text:p text:style-name="P14">История развития международных стандартов учета и финансовой отчетности </text:p>
      <text:p text:style-name="P36"><text:span text:style-name="T52">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49">XIII</text:span><text:span text:style-name="T52">-</text:span><text:span text:style-name="T49">XIV</text:span><text:span text:style-name="T52">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36"><text:soft-page-break/><text:span text:style-name="T52">Книга</text:span><text:span text:style-name="T49">, </text:span><text:span text:style-name="T52">которую</text:span><text:span text:style-name="T49"> </text:span><text:span text:style-name="T52">он</text:span><text:span text:style-name="T49"> </text:span><text:span text:style-name="T52">написал</text:span><text:span text:style-name="T49">, </text:span><text:span text:style-name="T52">называлась</text:span><text:span text:style-name="T49"> «Summa de Arithmetica, Geometrica, Pro-portioni et Proportionalita». </text:span><text:span text:style-name="T52">Она появилась в свет в Венеции в 1494 г., всего лишь два года спустя после того, как Колумб ступил на землю Америки. «</text:span><text:span text:style-name="T49">Summa</text:span><text:span text:style-name="T52">» была посвящена главным образом математике, но включала раздел о двойной бухгалтерии, который назывался «</text:span><text:span text:style-name="T49">Particularis</text:span><text:span text:style-name="T52"> </text:span><text:span text:style-name="T49">de</text:span><text:span text:style-name="T52"> </text:span><text:span text:style-name="T49">Computis</text:span><text:span text:style-name="T52"> </text:span><text:span text:style-name="T49">et</text:span><text:span text:style-name="T52"> </text:span><text:span text:style-name="T49">Scripturis</text:span><text:span text:style-name="T52">»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36"><text:span text:style-name="T52">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49">debere</text:span><text:span text:style-name="T52">, т.е. «должен». Термин «кредит» происходит от того же корня, что и </text:span><text:span text:style-name="T49">creed</text:span><text:span text:style-name="T52">, означающее «нечто, чему некто верит». Например, христианское утверждение о вере известно как Вероучение Апостолов (</text:span><text:span text:style-name="T49">Apostles</text:span><text:span text:style-name="T52">' </text:span><text:span text:style-name="T49">Creed</text:span><text:span text:style-name="T52">). Этот термин также обозначает людей, дающих взаймы, – кредиторов, которые полагаются на веру должника.</text:span></text:p>
      <text:p text:style-name="P11">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1, с. 26]</text:p>
      <text:p text:style-name="P36"><text:span text:style-name="T52">За последние 25 лет роль транснациональных компаний (ТНК) претерпела серьезные изменения. Сейчас они занимают доминирующее </text:span><text:soft-page-break/><text:span text:style-name="T52">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11">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2, с. 24]</text:p>
      <text:p text:style-name="P11">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36"><text:span text:style-name="T52">Принято сопоставлять национальные правила учета с теми, что действуют в США (</text:span><text:span text:style-name="T49">US</text:span><text:span text:style-name="T52"> </text:span><text:span text:style-name="T49">GAAP</text:span><text:span text:style-name="T52">). Но из этой привычки не следует делать вывод, </text:span><text:soft-page-break/><text:span text:style-name="T52">что правила учета в США лучше во всех или хоть в каком-то отношении. Это, в частности, подтверждается скандалом с американской компанией </text:span><text:span text:style-name="T49">Enron</text:span><text:span text:style-name="T52">,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36"><text:span text:style-name="T52">Пока МСФО не будут одобрены американской Комиссией по ценным бумагам и биржам (</text:span><text:span text:style-name="T49">Security</text:span><text:span text:style-name="T52"> </text:span><text:span text:style-name="T49">Exchange</text:span><text:span text:style-name="T52"> </text:span><text:span text:style-name="T49">Commission</text:span><text:span text:style-name="T52">, </text:span><text:span text:style-name="T49">SEC</text:span><text:span text:style-name="T52">),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36"><text:span text:style-name="T52">В большинстве развивающихся стран не созданы национальные стандарты учета. Поэтому они следуют предписаниям </text:span><text:span text:style-name="T49">GAAP</text:span><text:span text:style-name="T52">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36"><text:span text:style-name="T52">Когда </text:span><text:span text:style-name="T53">российское</text:span><text:span text:style-name="T52">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text:span><text:soft-page-break/><text:span text:style-name="T52">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53">российские</text:span><text:span text:style-name="T52"> компании начали создавать и внедрять процедуры составления отчетности в соответствии с МСФО.[2, с. 28]</text:span></text:p>
      <text:p text:style-name="P11">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6"><text:span text:style-name="T52">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span></text:p>
      <text:p text:style-name="P11">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11">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11"><text:soft-page-break/>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6"><text:span text:style-name="T52">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span></text:p>
      <text:p text:style-name="P11">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text:soft-page-break/>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11">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4, с. 51]</text:p>
      <text:p text:style-name="P36"><text:span text:style-name="T52">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span></text:p>
      <text:p text:style-name="P2">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text:soft-page-break/>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1"/>
      <text:p text:style-name="P34">Роль и назначение международных стандартов финансовой отчетности (МСФО). Порядок создания МСФО</text:p>
      <text:p text:style-name="P35">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35">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35">В настоящее время ведется разработка стандартов по трем группам:</text:p>
      <text:p text:style-name="P35">● стандарты бухгалтерской отчетности;</text:p>
      <text:p text:style-name="P35">● стандарты, связанные с имуществом и обязательствами;</text:p>
      <text:p text:style-name="P35">● стандарты, связанные с финансовыми результатами.</text:p>
      <text:p text:style-name="P35">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text:soft-page-break/>отраслям, подотраслям, видам деятельности в соответствии с рекомендациями международных стандартов[4;С.256].</text:p>
      <text:p text:style-name="P35">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35">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35">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37"><text:span text:style-name="T11">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span></text:p>
      <text:p text:style-name="P35">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text:soft-page-break/>периода; начисления; осторожности в оценке (консерватизма); постоянства существования.</text:p>
      <text:p text:style-name="P35">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35">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5;С.504].</text:p>
      <text:p text:style-name="P35">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37"><text:span text:style-name="T11">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span></text:p>
      <text:p text:style-name="P35"><text:soft-page-break/>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35">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 [6;С.15].</text:p>
      <text:p text:style-name="P35">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35">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35"><text:soft-page-break/>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35">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37"><text:span text:style-name="T11">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7;С.236].</text:span></text:p>
      <text:p text:style-name="P35"><text:soft-page-break/>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35">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35">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37"><text:span text:style-name="T11">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span></text:p>
      <text:p text:style-name="P37"><text:span text:style-name="T12">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13"> Это позволяет сопоставлять отчеты между </text:span><text:soft-page-break/><text:span text:style-name="T13">фирмами, компаниями, предприятиями во всем мире, получать информацию для внешних пользователей [8;С.321].</text:span></text:p>
      <text:p text:style-name="P33">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33">В настоящее время существуют несколько форм использования странами Международных стандартов финансовой отчетности:</text:p>
      <text:p text:style-name="P33">● применение МСФО в качестве национальных стандартов (Кипр, Кувейт, Латвия, Мальта, Пакистан, Тринидад и Тобаго, Хорватия);</text:p>
      <text:p text:style-name="P33">●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33">●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33">● национальные стандарты основаны на МСФО и обеспечивают дополнительные их разъяснения (Китай, Иран, Словению, Тунис, Филиппины);</text:p>
      <text:p text:style-name="P37"><text:span text:style-name="T13">●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span></text:p>
      <text:p text:style-name="P33">● национальные стандарты основаны на МСФО, за исключением того, что каждый национальный стандарт включает в себя положение, <text:soft-page-break/>сравнивающее национальный стандарт с МСФО (Австралия, Дания, Италия, Новая Зеландия, Швеция).</text:p>
      <text:p text:style-name="P33">Страны ЕС, чьи предприятия выпускают акции, котирующиеся на фондовом рынке, перешли на МСФО с 1 января 2005 г.</text:p>
      <text:p text:style-name="P33">В настоящее время международные стандарты используются в основном крупными российскими компаниями, предприятиями нефтегазового комплекса и банками. <text:span text:style-name="T64">Таких предприятий на конец 2004 г. насчитывается около четырехсот (это в основном ОАО). Банки России отчетность за 9 месяцев 2004 г. сдали в соответствии МСФО. В 2010 г. все предприятия России, включая средний и малый бизнес, перейдут на использование МСФО.</text:span></text:p>
      <text:p text:style-name="P33">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9;С.285].</text:p>
      <text:p text:style-name="P64"><text:span text:style-name="T14">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span></text:p>
      <text:p text:style-name="P4"/>
      <text:p text:style-name="P4"/>
      <text:p text:style-name="P73"><text:soft-page-break/>Комитет по международным стандартам финансовой отчетности и его деятельность</text:p>
      <text:p text:style-name="P11">Комитет по международным стандартам финансовой отчетности (КМСФО) был организован в 1973 году представителями профессиональных организаций Австралии, Канады, Франции, Германии, Японии, Мексики, Нидерландов, Великобритании, Ирландии и США. В 2000 году до реорганизации КМСФО его членами были 153 профессиональных бухгалтерских и аудиторских ассоциации из 112 стран мира. В настоящее время членство в КМСФО отменено, 14 членов Правления КМСФО представляют Австралию и Новую Зеландию, Великобританию, Германию, Канаду, США, Францию, Южную Африку, Японию. Казахстан представлен в Консультативном совете по стандартам при Правлении КМСФО, наряду с еще 28 странами и пятью международными организациями, такими как Всемирный банк, Международный валютный фонд и др.</text:p>
      <text:p text:style-name="P36"><text:span text:style-name="T52">С момента своего создания КМСФО занимается программой по разработке стандартов учета, получившей широкое признание во всем мире. В 2001 году действовали 34 международных стандарта финансовой отчетности, выпущенных КМСФО. После реорганизации КМСФО в 2001 году новое Правление переименовало стандарты из «Международных стандартов учета» (</text:span><text:span text:style-name="T49">International</text:span><text:span text:style-name="T52"> </text:span><text:span text:style-name="T49">Accounting</text:span><text:span text:style-name="T52"> </text:span><text:span text:style-name="T49">Standards</text:span><text:span text:style-name="T52">) в «Международные стандарты финансовой отчетности» (</text:span><text:span text:style-name="T49">International</text:span><text:span text:style-name="T52"> </text:span><text:span text:style-name="T49">Financial</text:span><text:span text:style-name="T52"> </text:span><text:span text:style-name="T49">Reporting</text:span><text:span text:style-name="T52"> </text:span><text:span text:style-name="T49">Standards</text:span><text:span text:style-name="T52">). Данный факт свидетельствует, в том числе, о расширении поля деятельности КМСФО, который начинает уделять большее внимание вопросам представления в отчетности компаний не только бухгалтерской, но и финансовой информации. В частности, на повестке дня Правления КМСФО стоит проект по так называемому «Докладу менеджмента» (</text:span><text:span text:style-name="T49">Management</text:span><text:span text:style-name="T52"> </text:span><text:span text:style-name="T49">Analysis</text:span><text:span text:style-name="T52">) как части финансовой отчетности, не связанной непосредственно с содержанием бухгалтерской отчетности.</text:span></text:p>
      <text:p text:style-name="P11"><text:soft-page-break/>В мае 2000 г. был принят новый Устав, согласно которому Комитет по международным стандартам финансовой отчетности (КМСФО) был учрежден как независимое юридическое лицо, управляемое 19 Доверенными лицами. В соответствии с данным Уставом, КМСФО в своей деятельности преследует следующие цели:</text:p>
      <text:p text:style-name="P74">а) разработка, в интересах общественности, единой системы высококачественных, понятных и имеющих обязательную силу глобальных стандартов бухгалтерского учета, в соответствии с которыми в финансовой отчетности и прочей финансовой документации должна раскрываться высококачественная, прозрачная и сопоставимая информация с тем, чтобы участники фондовых рынков и другие пользователи могли принимать обоснованные экономические решения;</text:p>
      <text:p text:style-name="P11">б) распространение и обеспечение строгого соблюдения данных стандартов; и</text:p>
      <text:p text:style-name="P11">в) обеспечение максимального сближения (конвергенции) национальных стандартов бухгалтерского учета с Международными стандартами финансовой отчетности исходя из наиболее оптимального решения вопросов бухгалтерского учета и отчетности.</text:p>
      <text:p text:style-name="P11">Перечисленные выше цели Правления КМСФО отличаются от тех, которые были провозглашены КМСФО до его реорганизации и включали разработку единой системы высококачественных стандартов и гармонизацию учетных систем различных стран мира. Новые цели КМСФО, как мы видим, в большей мере, нежели раньше, ориентированы на обеспечение практического применения МСФО (цель (б)) и их конвергенцию с национальными системами учета.</text:p>
      <text:p text:style-name="P36"><text:span text:style-name="T52">Цель максимального сближения национальных стандартов финансовой отчетности с международными в настоящий момент является одной из наиболее важных для Правления КМСФО. При этом, члены Правления </text:span><text:soft-page-break/><text:span text:style-name="T52">неоднократно подчеркивали, что максимальное сближение национальных и международных стандартов не является самоцелью и не может быть достигнуто путем выпуска некоего набора примитивных правил. Так, в Информационном бюллетене Правления КМСФО (</text:span><text:span text:style-name="T49">IASB</text:span><text:span text:style-name="T52"> </text:span><text:span text:style-name="T49">Insight</text:span><text:span text:style-name="T52">) за март 2001 года в статье Председателя Правления Дэвида Твиди «Цель – максимальное сближение» говорится о том, что без активного участия органов, устанавливающих национальные стандарты, невозможно говорить о высококачественных стандартах на международном уровне. Таким образом, только путем кооперации усилий различных стран достижение поставленной цели становится возможным. Очевидно, однако, что национальные организации, устанавливающие стандарты финансовой отчетности, могут иметь различные, а иногда и противоположные, позиции по рассматриваемым вопросам, согласовать которые весьма нелегко.[7, с. 151]</text:span></text:p>
      <text:p text:style-name="P36"><text:span text:style-name="T52">Следует отметить также,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 Именно поэтому значительное внимание в реализации цели конвергенции Правление КМСФО намерено уделять процессу совместных обсуждений проектов документов КМСФО с организациями, устанавливающими национальные стандарты в различных странах, а также на заседаниях Консультативного совета по стандартам. Этот орган был создан </text:span><text:soft-page-break/><text:span text:style-name="T52">летом 2001 года специально для того, чтобы обеспечить максимальное участие заинтересованных лиц, представляющих различные страны и организации, в процессе подготовки Международных стандартов финансовой отчетности.</text:span></text:p>
      <text:p text:style-name="P36"><text:span text:style-name="T52">Исходя из целей деятельности и после консультаций с Консультативным советом по стандартам, Правление КМСФО сформулировало в 2001 году свой рабочий план, в который включены более 20 проектов, касающихся разработки новых и совершенствования действующих МСФО. Часть из этих вопросов является объектом прямого интереса стран с развивающимся рынком. Так, среди приоритетных вопросов особый интерес представляет проект по первому применению МСФО (</text:span><text:span text:style-name="T49">First</text:span><text:span text:style-name="T52"> </text:span><text:span text:style-name="T49">Application</text:span><text:span text:style-name="T52"> </text:span><text:span text:style-name="T49">of</text:span><text:span text:style-name="T52"> </text:span><text:span text:style-name="T49">IFRS</text:span><text:span text:style-name="T52">). Среди прочего на повестке дня Правления следует выделить вопросы финансовой отчетности в добывающих отраслях, а также на предприятиях малого и среднего бизнеса и предприятиях, действующих в условиях развивающихся рынков.</text:span></text:p>
      <text:p text:style-name="P36"><text:span text:style-name="T52">В целом, новые тенденции в развитии МСФО свидетельствуют о переходе этих стандартов в более практическую плоскость. Так, например, ранее считалось, что вопросы обеспечения соблюдения стандартов не входят в сферу деятельности КМСФО. Аналогично, КМСФО не занимался вопросами практических рекомендаций по применению стандартов (единственное исключение – сборники вопросов и ответов по применению МСФО 39 «Финансовые инструменты: признание и оценка»). Теперь же в числе приоритетов Правления – руководство по первому применению МСФО. И, наконец, проведение исследований по выявлению различий между национальными системами отчетности и МСФО в части учета определенных операций и статей (например, в области вознаграждений работникам) также свидетельствует о переходе КМСФО на новый уровень в плане практического применения стандартов.</text:span></text:p>
      <text:p text:style-name="P36"><text:soft-page-break/><text:span text:style-name="T52">Переход деятельности КМСФО в более практическую плоскость связан с наметившейся тенденцией к существенному расширению практики применения МСФО: в 2000 году Европейская комиссия выступила с инициативой, одобренной впоследствии Европарламентом, о переходе к 2005 году всех европейских компаний, чьи ценные бумаги обращаются на биржах, к составлению и представлению консолидированной (сводной) отчетности по МСФО. Это означает, что, по крайне мере, 7000 крупнейших европейских компаний будут применять МСФО. Кроме того, в 1999 году Международная организация комиссий по ценным бумагам (</text:span><text:span text:style-name="T49">International</text:span><text:span text:style-name="T52"> </text:span><text:span text:style-name="T49">Organization</text:span><text:span text:style-name="T52"> </text:span><text:span text:style-name="T49">of</text:span><text:span text:style-name="T52"> </text:span><text:span text:style-name="T49">Security</text:span><text:span text:style-name="T52"> </text:span><text:span text:style-name="T49">Commission</text:span><text:span text:style-name="T52">, </text:span><text:span text:style-name="T49">IOSCO</text:span><text:span text:style-name="T52">) рекомендовала МСФО для применения в целях листинга на биржах, что также способствовало существенному укреплению авторитета КМСФО и появлению новых приоритетов в его деятельности.</text:span></text:p>
      <text:p text:style-name="P11">Правление Комитета по международным стандартам финансовой отчетности (Правление КМСФО) в составе четырнадцати человек (двенадцать Членов работают в нем постоянно, а двое – по совместительству) несет исключительную ответственность за разработку стандартов бухгалтерского учета. Процесс разработки Стандарта может состоять из следующих этапов:</text:p>
      <text:p text:style-name="P19">а) в начале проекта Правление КМСФО формирует Подготовительный комитет или консультативную группу для предоставления рекомендаций по спорным вопросам, возникающим в ходе проекта. В течение всего проекта проводятся консультации с Подготовительным комитетом, консультативной группой или Консультативным советом по стандартам;</text:p>
      <text:p text:style-name="P40"><text:span text:style-name="T52">б) в рамках основных проектов Правление КМСФО разрабатывает и представляет на рассмотрение общественности «Проект основных принципов» (</text:span><text:span text:style-name="T49">Draft</text:span><text:span text:style-name="T52"> </text:span><text:span text:style-name="T49">Statement</text:span><text:span text:style-name="T52"> </text:span><text:span text:style-name="T49">of</text:span><text:span text:style-name="T52"> </text:span><text:span text:style-name="T49">Principles</text:span><text:span text:style-name="T52">) или другой документ аналогичного содержания;</text:span></text:p>
      <text:p text:style-name="P40"><text:soft-page-break/><text:span text:style-name="T52">в) после изучения полученных комментариев Правление КМСФО разрабатывает и представляет на рассмотрение общественности «Предварительный вариант стандарта» (</text:span><text:span text:style-name="T49">Exposure</text:span><text:span text:style-name="T52"> </text:span><text:span text:style-name="T49">Draft</text:span><text:span text:style-name="T52">); и</text:span></text:p>
      <text:p text:style-name="P19">г) после изучения полученных комментариев Правление КМСФО выпускает окончательный вариант Стандарта.[7, с. 158]</text:p>
      <text:p text:style-name="P36"><text:span text:style-name="T52">Одновременно с публикацией Стандарта Правление КМСФО выпускает «Основу для выводов» (</text:span><text:span text:style-name="T49">Basis</text:span><text:span text:style-name="T52"> </text:span><text:span text:style-name="T49">for</text:span><text:span text:style-name="T52"> </text:span><text:span text:style-name="T49">Conclusions</text:span><text:span text:style-name="T52">), где разъясняются причины сделанных выводов и содержится исходная информация, которая может оказаться полезной при практическом применении стандартов КМСФО. Кроме того, Правление КМСФО публикует несовпадающие мнения.</text:span></text:p>
      <text:p text:style-name="P36"><text:span text:style-name="T52">В настоящее время членами Консультативной группы являются такие организации, как Международная федерация ценных бумаг и финансов </text:span><text:span text:style-name="T55">(Federation Internationale des Bourses de Valeurs), </text:span><text:span text:style-name="T52">Международная ассоциация образования и исследований в области бухгалтерского учета </text:span><text:span text:style-name="T55">(International Association for Accounting Education and Research), </text:span><text:span text:style-name="T52">Международные банковские ассоциации </text:span><text:span text:style-name="T55">(International Banking Associations), </text:span><text:span text:style-name="T52">Международная ассоциация адвокатов </text:span><text:span text:style-name="T55">(International Bar Association), </text:span><text:span text:style-name="T52">Международная Торговая Палата </text:span><text:span text:style-name="T55">(International Chamber of Commerce), </text:span><text:span text:style-name="T52">Международная конфедерация свободных профсоюзов </text:span><text:span text:style-name="T55">(International Confederation of Free Trade Unions), </text:span><text:span text:style-name="T52">Всемирная конфедерация труда </text:span><text:span text:style-name="T55">(World Confederation of Labour), </text:span><text:span text:style-name="T52">Международная организация комиссий по ценным бумагам </text:span><text:span text:style-name="T55">(International Organization of Securities Commissions, IOSCO), </text:span><text:span text:style-name="T52">Всемирный Банк </text:span><text:span text:style-name="T55">(The World Bank), </text:span><text:span text:style-name="T52">Европейская Комиссия </text:span><text:span text:style-name="T55">(European Commission), </text:span><text:span text:style-name="T52">Совет по стандартам финансового учета </text:span><text:span text:style-name="T55">(Financial Accounting Standards Board) </text:span><text:span text:style-name="T52">и Подразделение Организации Объединенных Наций по транснациональным корпорациям и инвестициям </text:span><text:span text:style-name="T55">(United Nations Division on Transnational Corporations and Investment). </text:span><text:span text:style-name="T52">Две последние организации выступают в качестве наблюдателей.</text:span></text:p>
      <text:p text:style-name="P11"><text:soft-page-break/>Правление КМСФО дважды в год встречается с Консультативной группой для обсуждения проектов Комитета, его рабочей программы и долгосрочной перспективы развития. Таким образом, Консультативная группа играет важную роль в процессе разработки и принятия международных стандартов бухгалтерского учета.</text:p>
      <text:p text:style-name="P11">Для достижения наибольшей степени приемлемости Международных стандартов финансовой отчетности в условиях их использования на уровне компаний в 1996 г. была основана Интерпретационная комиссия. В нее входят эксперты, являющиеся представителями организаций, составляющих Консультативную группу. Они участвуют в обсуждении и принятии международных учетных стандартов. Работа Интерпретационной комиссии является одним из наиболее приоритетных направлений в развитии КМСФО.</text:p>
      <text:p text:style-name="P11">Разработка Международного стандарта финансовой отчетности ведется в рамках открытого процесса, предусматривающего обсуждение спорных технических вопросов и оценку поступающей информации посредством целого ряда механизмов. В зависимости от характера проекта у заинтересованных сторон имеются следующие возможности для участия в разработке Международных стандартов финансовой отчетности:</text:p>
      <text:p text:style-name="P20">а) <text:tab/>участие в формировании позиции в качестве Члена Консультативного совета по стандартам;</text:p>
      <text:p text:style-name="P20">б) <text:tab/>участие в работе Подготовительного комитета;</text:p>
      <text:p text:style-name="P20">в) <text:tab/>участие в работе других специализированных консультативных групп;</text:p>
      <text:p text:style-name="P20">г) <text:tab/>представление комментариев по Проекту основных принципов или другому документу с аналогичным содержанием;</text:p>
      <text:p text:style-name="P20">д) <text:tab/>представление комментариев по Предварительному варианту стандарта;</text:p>
      <text:p text:style-name="P20"><text:soft-page-break/>е) <text:tab/>участие в открытых слушаниях; и</text:p>
      <text:p text:style-name="P20">ж) <text:tab/>участие в апробации стандартов на практике.</text:p>
      <text:p text:style-name="P11">Правление КМСФО публикует годовой отчет о работе, проделанной за предыдущий год, и приоритетных направлениях деятельности на будущий год. Благодаря данному отчету у заинтересованных сторон появляется возможность высказать свои комментарии.</text:p>
      <text:p text:style-name="P11">Пользователям финансовой информации (например, банкирам и инвесторам) трудно принимать рациональные решения, когда компании руководствуются различными стандартами учета. В результате акции этих компаний не котируются на рынке ценных бумаг, что приводит к занижению рейтинга компании, а, следовательно, и их стоимости. В настоящее время международные рынки представляют широкие возможности для развития компаний. За пределами своей страны компании находят рынки сбыта и капитал для финансирования своей деятельности. Очевидно также, что на фондовом рынке транснациональные компании выходят победителями, оставляя далеко позади себя компании, функционирующие на внутреннем рынке.</text:p>
      <text:p text:style-name="P11">Многообразие стандартов учета приводит к росту издержек на предоставление финансовой отчетности и создает другие проблемы. Вполне возможно, что в то время как стандарты учета одной страны предписывают признать прибыль, стандарты другой страны предписывают отложить признание полученных доходов. В результате финансовая отчетность может не соответствовать стандартам, принятым в одной из стран.</text:p>
      <text:p text:style-name="P36"><text:span text:style-name="T52">С подобной проблемой столкнулась германская компания </text:span><text:span text:style-name="T49">Daimler</text:span><text:span text:style-name="T52">-</text:span><text:span text:style-name="T49">Benz</text:span><text:span text:style-name="T52"> </text:span><text:span text:style-name="T49">AG</text:span><text:span text:style-name="T52">, которая в конце 1993 года вынуждена была признать убыток в размере 1 млрд. долларов согласно стандартам </text:span><text:span text:style-name="T49">US</text:span><text:span text:style-name="T52"> </text:span><text:span text:style-name="T49">GAAP</text:span><text:span text:style-name="T52">, в то время как в соответствии с национальным законодательством Германии ее прибыль составила примерно 370 млн. долларов.</text:span></text:p>
      <text:p text:style-name="P11"><text:soft-page-break/>В связи с этим конвергенция МСФО с национальными стандартами учета помогла бы пользователям финансовой информации принимать обоснованные экономические решения.</text:p>
      <text:p text:style-name="P11">С позиции тех, кто готовит финансовые отчеты, конвергенция позволит в значительной степени облегчить их работу как в отношении подготовки отчетов по отдельному предприятию, так и по их группе. Широко известен тот факт, что ТНК несут дополнительные издержки при подготовке финансовой отчетности.[8, с. 12]</text:p>
      <text:p text:style-name="P23">Английская компания, акции которой котируются на Нью-Йоркской фондовой бирже, создала свое представительство в <text:span text:style-name="T65">России</text:span>. <text:span text:style-name="T65">Российское</text:span> отделение этой компании должно подготовить следующие виды отчетов:</text:p>
      <text:list xml:id="list5700478729000638838" text:style-name="WWNum29">
        <text:list-item>
          <text:p text:style-name="P21">отчеты, подготовленные в соответствии со стандартами, принятыми в <text:span text:style-name="T65">России</text:span>;</text:p>
        </text:list-item>
        <text:list-item>
          <text:p text:style-name="P41"><text:span text:style-name="T52">отчеты, подготовленные в соответствии со стандартами </text:span><text:span text:style-name="T49">UK</text:span><text:span text:style-name="T52"> </text:span><text:span text:style-name="T49">GAAP</text:span><text:span text:style-name="T52">, принятыми в Великобритании;</text:span></text:p>
        </text:list-item>
        <text:list-item>
          <text:p text:style-name="P41"><text:span text:style-name="T52">отчеты, подготовленные в соответствии со стандартами </text:span><text:span text:style-name="T49">US</text:span><text:span text:style-name="T52"> </text:span><text:span text:style-name="T49">GAAP</text:span><text:span text:style-name="T52">, принятыми в США.</text:span></text:p>
        </text:list-item>
      </text:list>
      <text:p text:style-name="P40"><text:span text:style-name="T52">Это означает, что компания несет огромные издержки, связанные не только с подготовкой соответствующих финансовых отчетов, но и с их аудиторской проверкой. Теперь представьте, что эта компания является транснациональной и ведет свой бизнес, скажем, в 50 странах мира. Если в каждой стране существуют свои правила лицензирования хозяйственной деятельности и свои стандарты учета, то издержки компании по предоставлению финансовой отчетности будут, по меньшей мере, значительными.</text:span></text:p>
      <text:p text:style-name="P11">Что касается перспективных разработок КМСФО, то они связаны прежде всего с исполнением упомянутого ранее соглашения, заключенного в <text:soft-page-break/>1993 г. с Международной организацией комиссий по ценным бумагам по созданию унифицированного набора стандартов. В соответствии с этим соглашением в 1999 г. выпущен базовый набор стандартов. Предполагается, что эти стандарты будут использоваться вместо национальных при подготовке отчетности в том случае, если компания хочет попасть в листинг какой-нибудь фондовой биржи. Этот документ является ключевым элементом стратегии деятельности КМСФО.</text:p>
      <text:p text:style-name="P11">Успешное завершение работ по формированию базового (для МОКЦБ) набора стандартов, безусловно, будет представлять собой весьма примечательное событие, поскольку к внедрению стандартов будут подключены и ведущие фондовые биржи мира.</text:p>
      <text:p text:style-name="P11">Таким образом, можно сказать, что роль КМСФО в международном бизнесе постоянно возрастает. Это проявляется в различных аспектах. Во-первых, постоянно увеличивается число членов Комитета. Во-вторых, стандарты имеют весьма солидную поддержку со стороны бизнеса, так как крупнейшие транснациональные корпорации уже сейчас составляют отчетность в соответствии с международными стандартами.</text:p>
      <text:p text:style-name="P11">В-третьих, к работе Комитета прямо или косвенно привлекаются другие международные профессиональные организации.</text:p>
      <text:p text:style-name="P36"><text:span text:style-name="T22">В-четвертых, изменилось отношение к стандартизации учета, а следовательно, и к работе КМСФО. Причем не только со стороны национальных профессиональных институтов, но и правительственных органов экономически развитых стран, которые в условиях интеграции стали принимать решения о целесообразности использования международных стандартов.[8, с. 14]</text:span></text:p>
      <text:p text:style-name="P70">Понятие и состав международных стандартов финансовой отчетности</text:p>
      <text:p text:style-name="P8"/>
      <text:p text:style-name="P8">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9">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9">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9">Система международных стандартов финансовой отчетности включает совокупность следующих элементов: </text:p>
      <text:p text:style-name="P9">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8"><text:span text:style-name="T23">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23">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9">К компонентам финансовой отчетности в соответствии с МСФО помимо вышеуказанных форм относятся приложения: учетная политика и примечания. </text:p>
      <text:p text:style-name="P9">Основу подготовки финансовой отчетности составляют два основополагающих допущения - метод начисления и непрерывность деятельности.</text:p>
      <text:p text:style-name="P9">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9">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9">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10"><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10">-<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10">-<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10">-<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9">На практике часто необходим компромисс между качественными характеристиками. </text:p>
      <text:p text:style-name="P9">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9">Стандарты разрабатываются по следующей процедуре:</text:p>
      <text:list xml:id="list2514378193517416342" text:style-name="WWNum4">
        <text:list-item>
          <text:p text:style-name="P24">постановка проблемы Советом по МСФО в первоначальном документе и назначение подготовительного комитета;</text:p>
        </text:list-item>
        <text:list-item>
          <text:p text:style-name="P24">подготовка схемы вопроса подготовительным комитетом после изучения национальной и региональной практики;</text:p>
        </text:list-item>
        <text:list-item>
          <text:p text:style-name="P24"><text:soft-page-break/>подготовка дискуссионного документа или замечаний Совета по МСФО по схеме вопроса;</text:p>
        </text:list-item>
        <text:list-item>
          <text:p text:style-name="P24">разработка проекта основных принципов;</text:p>
        </text:list-item>
        <text:list-item>
          <text:p text:style-name="P24">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24">подготовка проекта МСФО на основе предварительного проекта и результатов обсуждения;</text:p>
        </text:list-item>
        <text:list-item>
          <text:p text:style-name="P24">утверждение Советом по МСФО и публикация МСФО.</text:p>
        </text:list-item>
      </text:list>
      <text:p text:style-name="P9">Каждый стандарт строится по установленной схеме, которая включает:</text:p>
      <text:list xml:id="list164317657187025" text:continue-numbering="true" text:style-name="WWNum4">
        <text:list-item>
          <text:list>
            <text:list-item>
              <text:p text:style-name="P24">цели - основные задачи и ключевые положения стандарта;</text:p>
            </text:list-item>
            <text:list-item>
              <text:p text:style-name="P24">сферу применения;</text:p>
            </text:list-item>
            <text:list-item>
              <text:p text:style-name="P24">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24">раскрытие информации.</text:p>
            </text:list-item>
          </text:list>
        </text:list-item>
      </text:list>
      <text:p text:style-name="P9">Далее приведена сводная таблица всех стандартов, в том числе новых, имеющих обозначение «IFRS» в отличие от прежнего «IAS» (таблица 1.1).</text:p>
      <text:p text:style-name="P9"/>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7">№ стандарта</text:p>
          </table:table-cell>
          <table:table-cell table:style-name="Таблица1.A1" office:value-type="string">
            <text:p text:style-name="P67">Название стандарта</text:p>
          </table:table-cell>
        </table:table-row>
        <table:table-row table:style-name="Таблица1.1">
          <table:table-cell table:style-name="Таблица1.A1" office:value-type="string">
            <text:p text:style-name="P67">МСФО (IFRS) 1</text:p>
          </table:table-cell>
          <table:table-cell table:style-name="Таблица1.A1" office:value-type="string">
            <text:p text:style-name="P67">Первое применение МСФО</text:p>
          </table:table-cell>
        </table:table-row>
        <table:table-row table:style-name="Таблица1.1">
          <table:table-cell table:style-name="Таблица1.A1" office:value-type="string">
            <text:p text:style-name="P67">МСФО (IFRS) 2</text:p>
          </table:table-cell>
          <table:table-cell table:style-name="Таблица1.A1" office:value-type="string">
            <text:p text:style-name="P67">Выплаты долевыми инструментами</text:p>
          </table:table-cell>
        </table:table-row>
        <table:table-row table:style-name="Таблица1.1">
          <table:table-cell table:style-name="Таблица1.A1" office:value-type="string">
            <text:p text:style-name="P67">МСФО (IFRS) 3</text:p>
          </table:table-cell>
          <table:table-cell table:style-name="Таблица1.A1" office:value-type="string">
            <text:p text:style-name="P67">Объединения бизнеса</text:p>
          </table:table-cell>
        </table:table-row>
        <table:table-row table:style-name="Таблица1.1">
          <table:table-cell table:style-name="Таблица1.A1" office:value-type="string">
            <text:p text:style-name="P67">МСФО (IFRS) 4</text:p>
          </table:table-cell>
          <table:table-cell table:style-name="Таблица1.A1" office:value-type="string">
            <text:p text:style-name="P67">Договоры страхования</text:p>
          </table:table-cell>
        </table:table-row>
        <text:soft-page-break/>
        <table:table-row table:style-name="Таблица1.1">
          <table:table-cell table:style-name="Таблица1.A1" office:value-type="string">
            <text:p text:style-name="P67">МСФО (IFRS) 5 </text:p>
          </table:table-cell>
          <table:table-cell table:style-name="Таблица1.A1" office:value-type="string">
            <text:p text:style-name="P68"><text:span text:style-name="T23">Выбытие внеоборотных активов, удерживаемых для продажи, и прекращенная деятельность</text:span></text:p>
          </table:table-cell>
        </table:table-row>
        <table:table-row table:style-name="Таблица1.1">
          <table:table-cell table:style-name="Таблица1.A1" office:value-type="string">
            <text:p text:style-name="P67">МСФО (IFRS) 6</text:p>
          </table:table-cell>
          <table:table-cell table:style-name="Таблица1.A1" office:value-type="string">
            <text:p text:style-name="P67">Добыча и оценка природных ископаемых</text:p>
          </table:table-cell>
        </table:table-row>
        <table:table-row table:style-name="Таблица1.1">
          <table:table-cell table:style-name="Таблица1.A1" office:value-type="string">
            <text:p text:style-name="P67">МСФО (IRFS) 7</text:p>
          </table:table-cell>
          <table:table-cell table:style-name="Таблица1.A1" office:value-type="string">
            <text:p text:style-name="P67">Отчет о движении денежных средств</text:p>
          </table:table-cell>
        </table:table-row>
        <table:table-row table:style-name="Таблица1.1">
          <table:table-cell table:style-name="Таблица1.A1" office:value-type="string">
            <text:p text:style-name="P67">МСФО (IAS) 1</text:p>
          </table:table-cell>
          <table:table-cell table:style-name="Таблица1.A1" office:value-type="string">
            <text:p text:style-name="P67">Представление финансовой отчетности</text:p>
          </table:table-cell>
        </table:table-row>
        <table:table-row table:style-name="Таблица1.1">
          <table:table-cell table:style-name="Таблица1.A1" office:value-type="string">
            <text:p text:style-name="P67">МСФО (IAS) 2</text:p>
          </table:table-cell>
          <table:table-cell table:style-name="Таблица1.A1" office:value-type="string">
            <text:p text:style-name="P67">Запасы</text:p>
          </table:table-cell>
        </table:table-row>
        <table:table-row table:style-name="Таблица1.1">
          <table:table-cell table:style-name="Таблица1.A1" office:value-type="string">
            <text:p text:style-name="P67">МСФО (IAS) 7</text:p>
          </table:table-cell>
          <table:table-cell table:style-name="Таблица1.A1" office:value-type="string">
            <text:p text:style-name="P67">Отчет о движении денежных средств</text:p>
          </table:table-cell>
        </table:table-row>
        <table:table-row table:style-name="Таблица1.1">
          <table:table-cell table:style-name="Таблица1.A1" office:value-type="string">
            <text:p text:style-name="P67">МСФО (IAS) 8</text:p>
          </table:table-cell>
          <table:table-cell table:style-name="Таблица1.A1" office:value-type="string">
            <text:p text:style-name="P67">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67">МСФО (IAS) 10</text:p>
          </table:table-cell>
          <table:table-cell table:style-name="Таблица1.A1" office:value-type="string">
            <text:p text:style-name="P67">События после отчетной даты</text:p>
          </table:table-cell>
        </table:table-row>
        <table:table-row table:style-name="Таблица1.1">
          <table:table-cell table:style-name="Таблица1.A1" office:value-type="string">
            <text:p text:style-name="P67">МСФО (IAS) 11</text:p>
          </table:table-cell>
          <table:table-cell table:style-name="Таблица1.A1" office:value-type="string">
            <text:p text:style-name="P67">Договоры подряда</text:p>
          </table:table-cell>
        </table:table-row>
        <table:table-row table:style-name="Таблица1.1">
          <table:table-cell table:style-name="Таблица1.A1" office:value-type="string">
            <text:p text:style-name="P67">МСФО (IAS) 12</text:p>
          </table:table-cell>
          <table:table-cell table:style-name="Таблица1.A1" office:value-type="string">
            <text:p text:style-name="P67">Налоги на прибыль</text:p>
          </table:table-cell>
        </table:table-row>
        <table:table-row table:style-name="Таблица1.1">
          <table:table-cell table:style-name="Таблица1.A1" office:value-type="string">
            <text:p text:style-name="P67">МСФО (IAS) 14</text:p>
          </table:table-cell>
          <table:table-cell table:style-name="Таблица1.A1" office:value-type="string">
            <text:p text:style-name="P67">Сегментная отчетность</text:p>
          </table:table-cell>
        </table:table-row>
        <table:table-row table:style-name="Таблица1.1">
          <table:table-cell table:style-name="Таблица1.A1" office:value-type="string">
            <text:p text:style-name="P67">МСФО (IAS) 16</text:p>
          </table:table-cell>
          <table:table-cell table:style-name="Таблица1.A1" office:value-type="string">
            <text:p text:style-name="P67">Основные средства</text:p>
          </table:table-cell>
        </table:table-row>
        <table:table-row table:style-name="Таблица1.1">
          <table:table-cell table:style-name="Таблица1.A1" office:value-type="string">
            <text:p text:style-name="P67">МСФО (IAS) 17</text:p>
          </table:table-cell>
          <table:table-cell table:style-name="Таблица1.A1" office:value-type="string">
            <text:p text:style-name="P67">Аренда</text:p>
          </table:table-cell>
        </table:table-row>
        <table:table-row table:style-name="Таблица1.1">
          <table:table-cell table:style-name="Таблица1.A1" office:value-type="string">
            <text:p text:style-name="P67">МСФО (IAS) 18</text:p>
          </table:table-cell>
          <table:table-cell table:style-name="Таблица1.A1" office:value-type="string">
            <text:p text:style-name="P67">Выручка</text:p>
          </table:table-cell>
        </table:table-row>
        <table:table-row table:style-name="Таблица1.1">
          <table:table-cell table:style-name="Таблица1.A1" office:value-type="string">
            <text:p text:style-name="P67">МСФО (IAS) 19</text:p>
          </table:table-cell>
          <table:table-cell table:style-name="Таблица1.A1" office:value-type="string">
            <text:p text:style-name="P67">Вознаграждения работникам</text:p>
          </table:table-cell>
        </table:table-row>
        <table:table-row table:style-name="Таблица1.1">
          <table:table-cell table:style-name="Таблица1.A1" office:value-type="string">
            <text:p text:style-name="P67">МСФО (IAS) 20</text:p>
          </table:table-cell>
          <table:table-cell table:style-name="Таблица1.A1" office:value-type="string">
            <text:p text:style-name="P67">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67">МСФО (IAS) 21</text:p>
          </table:table-cell>
          <table:table-cell table:style-name="Таблица1.A1" office:value-type="string">
            <text:p text:style-name="P67">Влияние изменений валютных курсов</text:p>
          </table:table-cell>
        </table:table-row>
        <table:table-row table:style-name="Таблица1.1">
          <table:table-cell table:style-name="Таблица1.A1" office:value-type="string">
            <text:p text:style-name="P67">МСФО (IAS) 23</text:p>
          </table:table-cell>
          <table:table-cell table:style-name="Таблица1.A1" office:value-type="string">
            <text:p text:style-name="P67">Затраты по займам</text:p>
          </table:table-cell>
        </table:table-row>
        <table:table-row table:style-name="Таблица1.1">
          <table:table-cell table:style-name="Таблица1.A1" office:value-type="string">
            <text:p text:style-name="P67">МСФО (IAS) 24</text:p>
          </table:table-cell>
          <table:table-cell table:style-name="Таблица1.A1" office:value-type="string">
            <text:p text:style-name="P67">Раскрыте информации о связанных сторонах</text:p>
          </table:table-cell>
        </table:table-row>
        <table:table-row table:style-name="Таблица1.1">
          <table:table-cell table:style-name="Таблица1.A1" office:value-type="string">
            <text:p text:style-name="P67">МСФО (IAS) 26</text:p>
          </table:table-cell>
          <table:table-cell table:style-name="Таблица1.A1" office:value-type="string">
            <text:p text:style-name="P67">Учет и отчетность по пенсионным планам</text:p>
          </table:table-cell>
        </table:table-row>
        <table:table-row table:style-name="Таблица1.1">
          <table:table-cell table:style-name="Таблица1.A1" office:value-type="string">
            <text:p text:style-name="P67">МСФО (IAS) 27</text:p>
          </table:table-cell>
          <table:table-cell table:style-name="Таблица1.A1" office:value-type="string">
            <text:p text:style-name="P67">Консолидированная и индивидуальная финансовая отчетность </text:p>
          </table:table-cell>
        </table:table-row>
        <table:table-row table:style-name="Таблица1.1">
          <table:table-cell table:style-name="Таблица1.A1" office:value-type="string">
            <text:p text:style-name="P67">МСФО (IAS) 28</text:p>
          </table:table-cell>
          <table:table-cell table:style-name="Таблица1.A1" office:value-type="string">
            <text:p text:style-name="P67">Инвестиции в ассоциированные компании</text:p>
          </table:table-cell>
        </table:table-row>
        <table:table-row table:style-name="Таблица1.1">
          <table:table-cell table:style-name="Таблица1.A1" office:value-type="string">
            <text:p text:style-name="P67">МСФО (IAS)29</text:p>
          </table:table-cell>
          <table:table-cell table:style-name="Таблица1.A1" office:value-type="string">
            <text:p text:style-name="P67">Финансовая отчетность в условиях гиперинфляции</text:p>
          </table:table-cell>
        </table:table-row>
        <table:table-row table:style-name="Таблица1.1">
          <table:table-cell table:style-name="Таблица1.A1" office:value-type="string">
            <text:p text:style-name="P67">МСФО (IAS) 31 </text:p>
          </table:table-cell>
          <table:table-cell table:style-name="Таблица1.A1" office:value-type="string">
            <text:p text:style-name="P67">Финансовая отчетность об участии в совместной <text:soft-page-break/>деятельности</text:p>
          </table:table-cell>
        </table:table-row>
        <table:table-row table:style-name="Таблица1.1">
          <table:table-cell table:style-name="Таблица1.A1" office:value-type="string">
            <text:p text:style-name="P67">МСФО (IAS) 32</text:p>
          </table:table-cell>
          <table:table-cell table:style-name="Таблица1.A1" office:value-type="string">
            <text:p text:style-name="P67">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67">МСФО (IAS) 33</text:p>
          </table:table-cell>
          <table:table-cell table:style-name="Таблица1.A1" office:value-type="string">
            <text:p text:style-name="P67">Прибыль на акцию</text:p>
          </table:table-cell>
        </table:table-row>
        <table:table-row table:style-name="Таблица1.1">
          <table:table-cell table:style-name="Таблица1.A1" office:value-type="string">
            <text:p text:style-name="P67">МСФО (IAS) 34</text:p>
          </table:table-cell>
          <table:table-cell table:style-name="Таблица1.A1" office:value-type="string">
            <text:p text:style-name="P67">Промежуточная финансовая отчетность</text:p>
          </table:table-cell>
        </table:table-row>
        <table:table-row table:style-name="Таблица1.1">
          <table:table-cell table:style-name="Таблица1.A1" office:value-type="string">
            <text:p text:style-name="P67">МСФО (IAS) 36</text:p>
          </table:table-cell>
          <table:table-cell table:style-name="Таблица1.A1" office:value-type="string">
            <text:p text:style-name="P67">Обесценение активов</text:p>
          </table:table-cell>
        </table:table-row>
        <table:table-row table:style-name="Таблица1.1">
          <table:table-cell table:style-name="Таблица1.A1" office:value-type="string">
            <text:p text:style-name="P67">МСФО (IAS) 37</text:p>
          </table:table-cell>
          <table:table-cell table:style-name="Таблица1.A1" office:value-type="string">
            <text:p text:style-name="P67">Резервы, условные обязательства и условыне активы</text:p>
          </table:table-cell>
        </table:table-row>
        <table:table-row table:style-name="Таблица1.1">
          <table:table-cell table:style-name="Таблица1.A1" office:value-type="string">
            <text:p text:style-name="P67">МСФО (IAS) 38</text:p>
          </table:table-cell>
          <table:table-cell table:style-name="Таблица1.A1" office:value-type="string">
            <text:p text:style-name="P67">Нематериальные активы</text:p>
          </table:table-cell>
        </table:table-row>
        <table:table-row table:style-name="Таблица1.1">
          <table:table-cell table:style-name="Таблица1.A1" office:value-type="string">
            <text:p text:style-name="P67">МСФО (IAS) 39</text:p>
          </table:table-cell>
          <table:table-cell table:style-name="Таблица1.A1" office:value-type="string">
            <text:p text:style-name="P67">Финансовые инструменты: признание и оценка</text:p>
          </table:table-cell>
        </table:table-row>
        <table:table-row table:style-name="Таблица1.1">
          <table:table-cell table:style-name="Таблица1.A1" office:value-type="string">
            <text:p text:style-name="P67">МСФО (IAS) 40</text:p>
          </table:table-cell>
          <table:table-cell table:style-name="Таблица1.A1" office:value-type="string">
            <text:p text:style-name="P67">Инвестиции в недвижимость</text:p>
          </table:table-cell>
        </table:table-row>
        <table:table-row table:style-name="Таблица1.1">
          <table:table-cell table:style-name="Таблица1.A1" office:value-type="string">
            <text:p text:style-name="P67">МСФО (IAS) 41</text:p>
          </table:table-cell>
          <table:table-cell table:style-name="Таблица1.A1" office:value-type="string">
            <text:p text:style-name="P67">Сельское хозяйство</text:p>
          </table:table-cell>
        </table:table-row>
      </table:table>
      <text:p text:style-name="P9">Таблица 1.1 - Состав действующих международных стандартов</text:p>
      <text:p text:style-name="P9">3. Интерпретации, разработанные Постоянным комитетом по интерпретациям МСФО (Interpretations of International Accounting Standards).</text:p>
      <text:p text:style-name="P3">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3"/>
      <text:p text:style-name="P26">Сущность Международных стандартов финансовой отчетности</text:p>
      <text:p text:style-name="P28">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text:soft-page-break/>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28">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28">В качестве микроэкономических стимулов можно выделить:</text:p>
      <text:p text:style-name="P28">рост рыночной капитализации;</text:p>
      <text:p text:style-name="P28">выход на зарубежные рынки капитала и снижение цены привлекаемого капитала;</text:p>
      <text:p text:style-name="P28">возможность более эффективного использования информации для принятия управленческих решений. </text:p>
      <text:p text:style-name="P28">Среди основных макроэкономических стимулов можно выделить следующие:</text:p>
      <text:p text:style-name="P28">приток иностранных инвестиций в экономику;</text:p>
      <text:p text:style-name="P28">большая прозрачность отечественных компаний и, как следствие, улучшение имиджа бизнеса за рубежом;</text:p>
      <text:p text:style-name="P28">более глубокая интеграция экономики страны в мировую хозяйственную систему;</text:p>
      <text:p text:style-name="P28">улучшение качества статистической информации и возможность ее сопоставления.</text:p>
      <text:p text:style-name="P28"><text:soft-page-break/>Основное преимущество от внедрения МСФО для белорусского бизнеса - выход на зарубежные рынки капитала и снижение цены привлекаемого капитала[12;С.127].</text:p>
      <text:p text:style-name="P5">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5"/>
      <text:p text:style-name="P5"/>
      <text:p text:style-name="P5"/>
      <text:p text:style-name="P5"/>
      <text:p text:style-name="P5"/>
      <text:p text:style-name="P6">2 Аналитическая часть</text:p>
      <text:h text:style-name="P76" text:outline-level="2">2.1 Стандарты, определяющие учетную политику</text:h>
      <text:p text:style-name="P22"/>
      <text:p text:style-name="P57"><text:span text:style-name="T44">В ряду рассматриваемых стандартов приоритетное место занимает </text:span><text:span text:style-name="T43">МСФО 1 «Представление финансовой отчетности». </text:span><text:span text:style-name="T44">Этот стандарт, будучи первым, предопределил структуру и в значительной мере содержание многих других стандартов.</text:span></text:p>
      <text:p text:style-name="P52">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57"><text:soft-page-break/><text:span text:style-name="T44">В </text:span><text:span text:style-name="T43">МСФО 8 «Чистая прибыль или убыток за период, фундаментальные ошибки и изменения в учетной политике» </text:span><text:span text:style-name="T44">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52">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52">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57"><text:span text:style-name="T44">В </text:span><text:span text:style-name="T43">МСФО 10 «Условные события и события, происшедшие после отчетной даты» </text:span><text:span text:style-name="T44">рассмотрены неожиданные факты, которые либо произошли, либо могут произойти и существенно повлиять на показатели отчетности.</text:span></text:p>
      <text:p text:style-name="P57"><text:span text:style-name="T43">МСФО 14 «Сегментная отчетность» </text:span><text:span text:style-name="T44">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услуг. В отчетности разграничивают доходы и расходы, материальные и нематериальные активы по отраслям, регионам, рынкам сбыта.</text:span></text:p>
      <text:p text:style-name="P52">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text:soft-page-break/>от активов компании, а также принципов ценообразования в каждом сегменте.</text:p>
      <text:p text:style-name="P52">Составляется сводная отчетность по компании в целом.</text:p>
      <text:p text:style-name="P57"><text:span text:style-name="T43">МСФО 24 «Раскрытие информации о связанных сторонах». </text:span><text:span text:style-name="T44">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52">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57"><text:span text:style-name="T43">МСФО 22 «Объединение компаний» </text:span><text:span text:style-name="T44">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амортизируют, отрицательный считают отложенными доходами, списываемыми на прибыль в течение пяти лет.[13, с. 126]</text:span></text:p>
      <text:p text:style-name="P52">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52"><text:soft-page-break/>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57"><text:span text:style-name="T44">В </text:span><text:span text:style-name="T43">МСФО 7 «Отчеты о движении денежных средств»</text:span><text:span text:style-name="T45">.</text:span><text:span text:style-name="T43"> </text:span><text:span text:style-name="T44">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 Эта рекомендация использована и для составления казахстанского отчета о движении денежных средств (форма № 4).</text:span></text:p>
      <text:p text:style-name="P57"><text:span text:style-name="T44">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14, п. 10]</text:span></text:p>
      <text:p text:style-name="P57"><text:soft-page-break/><text:span text:style-name="T44">В </text:span><text:span text:style-name="T43">МСФО 15 «Информация, отражающая влияние изменения цен» </text:span><text:span text:style-name="T44">имеются в виду просто колебания цен, а не инфляция, которая раскрывается в МСФО 29.</text:span></text:p>
      <text:p text:style-name="P52">В соответствии с МСФО 15 корректируют оценку недвижимости, товарно-материальных ценностей, сумму продаж, денежных средств и др.</text:p>
      <text:p text:style-name="P57"><text:span text:style-name="T43">МСФО 21 «Влияние изменений валютных курсов» </text:span><text:span text:style-name="T44">рекомендует составлять отчет в отечественной валюте с использованием валютного курса и фиксированием курсовых разниц.</text:span></text:p>
      <text:p text:style-name="P57"><text:span text:style-name="T44">В </text:span><text:span text:style-name="T43">МСФО 29 «Финансовая отчетность в условиях гиперинфляции» </text:span><text:span text:style-name="T44">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57"><text:span text:style-name="T44">Согласно положениям </text:span><text:span text:style-name="T43">МСФО 30 «Раскрытие информации в финансовой отчетности банков и аналогичных финансовых институтов» </text:span><text:span text:style-name="T44">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Уместно напомнить слова великого дипломата </text:span><text:span text:style-name="T48">XIX</text:span><text:span text:style-name="T44"> века Ш.М. Талейрана: «Курс национальной валюты обычно опускается вместе с престижем государства».</text:span></text:p>
      <text:p text:style-name="P52">Национальный банк в централизованном порядке контролирует соблюдение местными кредитными организациями законодательства, норм и <text:soft-page-break/>предписаний и в случае нарушений применяет существенные экономические санкции.</text:p>
      <text:p text:style-name="P57"><text:span text:style-name="T44">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span></text:p>
      <text:p text:style-name="P52">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15, с. 64]</text:p>
      <text:p text:style-name="P52">Примерами материальных активов, отнесенных к недвижимости, зданиям и оборудованию, являются земля, здания, станки, корабли, самолеты, 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text:soft-page-break/>льготы при продажах, которые вычитаются при установлении покупной цены.</text:p>
      <text:p text:style-name="P52">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57"><text:span text:style-name="T44">Пример </text:span><text:span text:style-name="T48">II</text:span><text:span text:style-name="T44">.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52">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52">По этим данным первоначальная стоимость приобретения (себестоимость) станка для фирмы Б составит 12 000 дол.</text:p>
      <text:p text:style-name="P52"/>
      <text:p text:style-name="P52">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5">Показатели</text:p>
          </table:table-cell>
          <table:table-cell table:style-name="Таблица2.A1" office:value-type="string">
            <text:p text:style-name="P65">Сумма, дол.</text:p>
          </table:table-cell>
        </table:table-row>
        <table:table-row table:style-name="Таблица2.2">
          <table:table-cell table:style-name="Таблица2.A1" office:value-type="string">
            <text:p text:style-name="P65">1 .Базовая покупная цена </text:p>
          </table:table-cell>
          <table:table-cell table:style-name="Таблица2.A1" office:value-type="string">
            <text:p text:style-name="P65">10000 </text:p>
          </table:table-cell>
        </table:table-row>
        <table:table-row table:style-name="Таблица2.3">
          <table:table-cell table:style-name="Таблица2.A1" office:value-type="string">
            <text:p text:style-name="P65">2. Дисконт (скидка) по оплате в течение установленного срока (3% х 10000 дол. : 100%) </text:p>
          </table:table-cell>
          <table:table-cell table:style-name="Таблица2.A1" office:value-type="string">
            <text:p text:style-name="P65">300 </text:p>
          </table:table-cell>
        </table:table-row>
        <table:table-row table:style-name="Таблица2.2">
          <table:table-cell table:style-name="Таблица2.A1" office:value-type="string">
            <text:p text:style-name="P65">3. Покупная цена с учетом дисконта (п. 1 – п. 2) </text:p>
          </table:table-cell>
          <table:table-cell table:style-name="Таблица2.A1" office:value-type="string">
            <text:p text:style-name="P65">9700 </text:p>
          </table:table-cell>
        </table:table-row>
        <table:table-row table:style-name="Таблица2.2">
          <table:table-cell table:style-name="Таблица2.A1" office:value-type="string">
            <text:p text:style-name="P65">4. Налог на приобретение станка (6% х 9 700 дол. : 100%) </text:p>
          </table:table-cell>
          <table:table-cell table:style-name="Таблица2.A1" office:value-type="string">
            <text:p text:style-name="P65">582 </text:p>
          </table:table-cell>
        </table:table-row>
        <table:table-row table:style-name="Таблица2.6">
          <table:table-cell table:style-name="Таблица2.A1" office:value-type="string">
            <text:p text:style-name="P65">5. Железнодорожный тариф </text:p>
          </table:table-cell>
          <table:table-cell table:style-name="Таблица2.A1" office:value-type="string">
            <text:p text:style-name="P65">1000 </text:p>
          </table:table-cell>
        </table:table-row>
        <text:soft-page-break/>
        <table:table-row table:style-name="Таблица2.2">
          <table:table-cell table:style-name="Таблица2.A1" office:value-type="string">
            <text:p text:style-name="P65">6. Доставка автотранспортом </text:p>
          </table:table-cell>
          <table:table-cell table:style-name="Таблица2.A1" office:value-type="string">
            <text:p text:style-name="P65">200 </text:p>
          </table:table-cell>
        </table:table-row>
        <table:table-row table:style-name="Таблица2.2">
          <table:table-cell table:style-name="Таблица2.A1" office:value-type="string">
            <text:p text:style-name="P65">7. Стоимость монтажа </text:p>
          </table:table-cell>
          <table:table-cell table:style-name="Таблица2.A1" office:value-type="string">
            <text:p text:style-name="P65">518 </text:p>
          </table:table-cell>
        </table:table-row>
        <table:table-row table:style-name="Таблица2.9">
          <table:table-cell table:style-name="Таблица2.A1" office:value-type="string">
            <text:p text:style-name="P65">8. Первоначальная стоимость приобретения (себестоимость) станка (п. 3 + л- 4 + п. 5 + п. 6 + п. 7) </text:p>
          </table:table-cell>
          <table:table-cell table:style-name="Таблица2.A1" office:value-type="string">
            <text:p text:style-name="P65">12000 </text:p>
          </table:table-cell>
        </table:table-row>
      </table:table>
      <text:p text:style-name="P52"/>
      <text:p text:style-name="P52">На первоначальную стоимость приобретенного оборудования (12 000 дол.) в бухгалтерии фирмы будет сделана следующая запись:</text:p>
      <text:p text:style-name="P52">Д 2412 «Полиграфическое оборудование» – К 1030 «Расчетный счет».</text:p>
      <text:p text:style-name="P52">На момент приобретения первоначальная стоимость станка включается в состав активов предприятия и отражается в бухгалтерском балансе.</text:p>
      <text:p text:style-name="P57"><text:span text:style-name="T44">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62">1</text:span><text:span text:style-name="T44">/</text:span><text:span text:style-name="T63">10</text:span><text:span text:style-name="T44">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57"><text:span text:style-name="T44">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text:span><text:soft-page-break/><text:span text:style-name="T44">«Полиграфическое оборудование»), </text:span><text:span text:style-name="T43">учет земли, даже тогда, когда она занята под застройки, всегда ведут на отдельном специальном бухгалтерском счете.</text:span></text:p>
      <text:p text:style-name="P52">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52">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52">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15">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65">Объекты</text:p>
          </table:table-cell>
          <table:table-cell table:style-name="Таблица3.A1" office:value-type="string">
            <text:p text:style-name="P65">Оценочная стоимость, дол.</text:p>
          </table:table-cell>
          <table:table-cell table:style-name="Таблица3.A1" office:value-type="string">
            <text:p text:style-name="P65">Пропорция, %</text:p>
          </table:table-cell>
          <table:table-cell table:style-name="Таблица3.A1" office:value-type="string">
            <text:p text:style-name="P65">Договорная</text:p>
            <text:p text:style-name="P65">стоимость, дол.</text:p>
          </table:table-cell>
        </table:table-row>
        <table:table-row table:style-name="Таблица3.2">
          <table:table-cell table:style-name="Таблица3.A1" office:value-type="string">
            <text:p text:style-name="P65">1 . Земля </text:p>
          </table:table-cell>
          <table:table-cell table:style-name="Таблица3.A1" office:value-type="string">
            <text:p text:style-name="P65">150000 </text:p>
          </table:table-cell>
          <table:table-cell table:style-name="Таблица3.A1" office:value-type="string">
            <text:p text:style-name="P65">43 </text:p>
          </table:table-cell>
          <table:table-cell table:style-name="Таблица3.A1" office:value-type="string">
            <text:p text:style-name="P65">129000 </text:p>
          </table:table-cell>
        </table:table-row>
        <table:table-row table:style-name="Таблица3.3">
          <table:table-cell table:style-name="Таблица3.A1" office:value-type="string">
            <text:p text:style-name="P65">2. Дворец спорта </text:p>
          </table:table-cell>
          <table:table-cell table:style-name="Таблица3.A1" office:value-type="string">
            <text:p text:style-name="P65">200 000 </text:p>
          </table:table-cell>
          <table:table-cell table:style-name="Таблица3.A1" office:value-type="string">
            <text:p text:style-name="P65">57 </text:p>
          </table:table-cell>
          <table:table-cell table:style-name="Таблица3.A1" office:value-type="string">
            <text:p text:style-name="P65">171 000 </text:p>
          </table:table-cell>
        </table:table-row>
        <table:table-row table:style-name="Таблица3.4">
          <table:table-cell table:style-name="Таблица3.A1" office:value-type="string">
            <text:p text:style-name="P65">3. Итого единая стоимость</text:p>
          </table:table-cell>
          <table:table-cell table:style-name="Таблица3.A1" office:value-type="string">
            <text:p text:style-name="P65">350 000 </text:p>
          </table:table-cell>
          <table:table-cell table:style-name="Таблица3.A1" office:value-type="string">
            <text:p text:style-name="P65">100 </text:p>
          </table:table-cell>
          <table:table-cell table:style-name="Таблица3.A1" office:value-type="string">
            <text:p text:style-name="P65">300 000 </text:p>
          </table:table-cell>
        </table:table-row>
      </table:table>
      <text:p text:style-name="P52"/>
      <text:p text:style-name="P78">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12"><text:soft-page-break/><text:span text:style-name="T66">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12">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12">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как уже отнесенная на затраты часть первоначальной стоимости приобретенных ранее долгосрочно используемых внеоборотных активов.[15, с. 67]</text:p>
      <text:p text:style-name="P57"><text:span text:style-name="T28">В зарубежной практике используется несколько методов амортизации внеоборотных активов. Их подразделяют на две группы: </text:span><text:span text:style-name="T57">традиционные </text:span><text:soft-page-break/><text:span text:style-name="T57">методы и методы ускоренной амортизации. </text:span><text:span text:style-name="T28">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span></text:p>
      <text:p text:style-name="P12">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12">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12"/>
      <text:p text:style-name="P12">2.2 Представление финансовой отчетности и ее состав</text:p>
      <text:p text:style-name="P12"/>
      <text:p text:style-name="P57"><text:span text:style-name="T28">Целью </text:span><text:span text:style-name="T54">IAS</text:span><text:span text:style-name="T28">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span></text:p>
      <text:p text:style-name="P12">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text:soft-page-break/>с МСФО, а также в промежуточной финансовой отчетности за те периоды, которые охватываются первой финансовой отчетностью.</text:p>
      <text:p text:style-name="P12">Если организация не представляла финансовую отчетность за предыдущие периоды, то она должна раскрыть этот факт.</text:p>
      <text:p text:style-name="P12">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16, п. 23]</text:p>
      <text:p text:style-name="P57"><text:span text:style-name="T28">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span></text:p>
      <text:p text:style-name="P12">Полный комплект финансовой отчетности включает:</text:p>
      <text:list xml:id="list7198429155626199478" text:style-name="WWNum14">
        <text:list-item>
          <text:p text:style-name="P58"><text:span text:style-name="T28">бухгалтерский баланс </text:span><text:span text:style-name="T54">(Balance Sheet);</text:span></text:p>
        </text:list-item>
        <text:list-item>
          <text:p text:style-name="P58"><text:span text:style-name="T28">отчет о прибылях и убытках </text:span><text:span text:style-name="T54">(Income Statement);</text:span></text:p>
        </text:list-item>
        <text:list-item>
          <text:p text:style-name="P58"><text:span text:style-name="T28">отчет о движении капитала </text:span><text:span text:style-name="T54">(Charges in Equity Statement);</text:span></text:p>
        </text:list-item>
        <text:list-item>
          <text:p text:style-name="P58"><text:span text:style-name="T28">отчет о движении денежных средств </text:span><text:span text:style-name="T54">(Cash Flow Statement);</text:span></text:p>
        </text:list-item>
        <text:list-item>
          <text:p text:style-name="P58"><text:span text:style-name="T28">учетная политика и пояснительный материал </text:span><text:span text:style-name="T54">(Accounting Policies).</text:span></text:p>
        </text:list-item>
      </text:list>
      <text:p text:style-name="P57"><text:soft-page-break/><text:span text:style-name="T50">I</text:span><text:span text:style-name="T56">AS </text:span><text:span text:style-name="T58">1 раскрывает структуру и содержание каждой из форм отчетности. Здесь следует отметить, что рассматриваемый стандарт был пересмотрен в 1999 г. и вступил в силу в 2000 г.</text:span><text:span text:style-name="T28"> Далее будет раскрыто содержание пересмотренного стандарта во избежание морального устаревания информации.</text:span></text:p>
      <text:p text:style-name="P12">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12">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12">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перечисленных статей, приводится в бухгалтерском балансе или в приложениях к финансовой отчетности в соответствии с требованиями МСФО.[17, с. 126]</text:p>
      <text:p text:style-name="P57"><text:soft-page-break/><text:span text:style-name="T28">Для отчета о прибылях и убытках </text:span><text:span text:style-name="T54">IAS </text:span><text:span text:style-name="T28">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span></text:p>
      <text:p text:style-name="P12">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12">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12">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12">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text:soft-page-break/>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57"><text:span text:style-name="T28">Содержание отчета о движении денежных средств будет раскрыто при рассмотрении соответствующего стандарта </text:span><text:span text:style-name="T54">IAS </text:span><text:span text:style-name="T28">7.</text:span></text:p>
      <text:p text:style-name="P12">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12">В стандарте дан перечень существенной информации, которую необходимо включать в Бухгалтерский баланс и Отчет о прибылях и убытках.</text:p>
      <text:p text:style-name="P57"><text:span text:style-name="T28">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11, с. 214]</text:span></text:p>
      <text:p text:style-name="P12">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12">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text:soft-page-break/>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12">Таким образом, в баланс предприятия включаются следующие элементы:</text:p>
      <text:p text:style-name="P57"><text:span text:style-name="T28">а) </text:span><text:span text:style-name="T57">активы</text:span><text:span text:style-name="T28">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span></text:p>
      <text:p text:style-name="P57"><text:span text:style-name="T28">б) </text:span><text:span text:style-name="T57">пассивы</text:span><text:span text:style-name="T28"> (</text:span><text:span text:style-name="T57">обязательства</text:span><text:span text:style-name="T28">)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span></text:p>
      <text:p text:style-name="P57"><text:span text:style-name="T28">в) </text:span><text:span text:style-name="T57">капитал</text:span><text:span text:style-name="T28">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span></text:p>
      <text:p text:style-name="P12">Кроме того, на практике некоторые объекты, которые не подпадают под определение активов или пассивов и которые не отражаются как часть собственного капитала (например, отложенные расходы и отложенные поступления), показывают в балансе отдельно.</text:p>
      <text:p text:style-name="P55">Таким образом, баланс, составленный по требованиям МСФО, в отличие от казахстанского имеет не два элемента, а три, и в пассивах здесь не <text:soft-page-break/>смешиваются собственные и заемные средства предприятия, что дает больше возможностей для анализа финансовой устойчивости предприятия.</text:p>
      <text:p text:style-name="P12">Рассмотрим вышеназванные элементы баланса более подробно.</text:p>
      <text:p text:style-name="P12">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3680242524103804762" text:style-name="WWNum1">
        <text:list-item>
          <text:p text:style-name="P44">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44">обмен на другие активы;</text:p>
        </text:list-item>
        <text:list-item>
          <text:p text:style-name="P44">использование для погашения одного или нескольких обязательств;</text:p>
        </text:list-item>
        <text:list-item>
          <text:p text:style-name="P44">распределение среди акционеров предприятия.</text:p>
        </text:list-item>
      </text:list>
      <text:p text:style-name="P12">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12">Активы возникают в результате событий прошлых периодов, которые могут представлять собой операции, связанные или не связанные с 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12"><text:soft-page-break/>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 [16, с. 84]</text:p>
      <text:p text:style-name="P12">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12">Урегулирование обязательств может осуществляться несколькими способами, как-то:</text:p>
      <text:list xml:id="list1829069320205574132" text:style-name="WWNum2">
        <text:list-item>
          <text:p text:style-name="P45">выплата наличными;</text:p>
        </text:list-item>
        <text:list-item>
          <text:p text:style-name="P45">передача активов;</text:p>
        </text:list-item>
        <text:list-item>
          <text:p text:style-name="P45">предоставление услуг;</text:p>
        </text:list-item>
        <text:list-item>
          <text:p text:style-name="P45">замена данного обязательства другим обязательством;</text:p>
        </text:list-item>
        <text:list-item>
          <text:p text:style-name="P45">обращение обязательства в капитал предприятия.</text:p>
        </text:list-item>
      </text:list>
      <text:p text:style-name="P12">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text:soft-page-break/>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 [4, с. 101]</text:p>
      <text:p text:style-name="P57"><text:span text:style-name="T28">Под </text:span><text:span text:style-name="T57">резервами предполагаемых ассигнований</text:span><text:span text:style-name="T28">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span></text:p>
      <text:p text:style-name="P12">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12">Капитал определен выше как остаток от вычитания величины обязательств из величины активов представляющего отчетность предприятия. 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12"><text:soft-page-break/>Более глубокому пониманию сути капитала способствует его разделение:</text:p>
      <text:p text:style-name="P12">а) на капитал, который представляющее отчетность предприятие получает от акционеров;</text:p>
      <text:p text:style-name="P12">б) капитал, который оно генерирует за счет собственных усилий (прибыль).</text:p>
      <text:p text:style-name="P12">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57"><text:span text:style-name="T28">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span></text:p>
      <text:p text:style-name="P12">Режим, применяемый к учету оплаченной части акционерного капитала, в разных странах неодинаков. В некоторых странах <text:span text:style-name="T65">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собственного капитала следует указывать отдельно по акционерам головного предприятия и другим акционерам.[18, с. 136]</text:p>
      <text:p text:style-name="P12">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text:soft-page-break/>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12">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12">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12">Таким образом, форма отчетности о результатах деятельности (отчета о прибылях и убытках) включает следующие элементы:</text:p>
      <text:p text:style-name="P57"><text:span text:style-name="T28">а) </text:span><text:span text:style-name="T57">доходы </text:span><text:span text:style-name="T28">–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span></text:p>
      <text:p text:style-name="P57"><text:span text:style-name="T28">б)</text:span><text:span text:style-name="T57"> расходы </text:span><text:span text:style-name="T28">–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span></text:p>
      <text:p text:style-name="P12">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text:soft-page-break/>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75">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 В настоящее время эта концепция нашла отражение и в казахстанском учете (использование счета 541 «Дополнительный неоплаченный капитал от переоценки основных средств» для отражения переоценки основных средств).[7, с. 248]</text:p>
      <text:p text:style-name="P16"><text:span text:style-name="T46">2.3 Отражение в зарубежной финансовой отчетности доходов, расходов и финансового результата предприятия</text:span></text:p>
      <text:p text:style-name="P52"/>
      <text:p text:style-name="P57"><text:span text:style-name="T51">Подход к учету доходов и расходов (особенно расходов), заложенный в МСФО, не такой жесткий, как это принято в Казахстане.</text:span><text:span text:style-name="T44"> Очевидно, отечественные стандарты несут на себе печать информационных интересов 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text:span><text:soft-page-break/><text:span text:style-name="T44">предприятия сами заинтересованы в том, чтобы показать инвесторам высокую прибыль.</text:span></text:p>
      <text:p text:style-name="P57"><text:span text:style-name="T44">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48">Framework</text:span><text:span text:style-name="T44"> </text:span><text:span text:style-name="T48">for</text:span><text:span text:style-name="T44"> </text:span><text:span text:style-name="T48">the</text:span><text:span text:style-name="T44"> </text:span><text:span text:style-name="T48">preparation</text:span><text:span text:style-name="T44"> </text:span><text:span text:style-name="T48">and</text:span><text:span text:style-name="T44"> </text:span><text:span text:style-name="T48">presentation</text:span><text:span text:style-name="T44"> </text:span><text:span text:style-name="T48">of</text:span><text:span text:style-name="T44"> </text:span><text:span text:style-name="T48">financial</text:span><text:span text:style-name="T44"> </text:span><text:span text:style-name="T48">statements</text:span><text:span text:style-name="T44">), которые являются теоретической базой МСФО.</text:span></text:p>
      <text:p text:style-name="P52">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52">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52">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52">2) если необходимо показать содержание операции, критерии признания необходимо применять к отдельно выделяемым элементам операции.</text:p>
      <text:p text:style-name="P52">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52">1) продажи товаров;</text:p>
      <text:p text:style-name="P52">2) предоставления услуг;</text:p>
      <text:p text:style-name="P52"><text:soft-page-break/>3) использования другими организациями активов компании, приносящих проценты, роялти и дивиденды.[19, п. 10]</text:p>
      <text:p text:style-name="P57"><text:span text:style-name="T44">К </text:span><text:span text:style-name="T43">финансовым доходам международного отчета о прибылях и убытках </text:span><text:span text:style-name="T44">с точки зрения международной практики методологически более правильно относить такие операционные доходы, как:</text:span></text:p>
      <text:list xml:id="list7905130133858327016" text:style-name="WWNum15">
        <text:list-item>
          <text:p text:style-name="P79">поступления, связанные с участием в уставном капитале других организаций (включая проценты и иные доходы по ценным бумагам);</text:p>
        </text:list-item>
        <text:list-item>
          <text:p text:style-name="P46">прибыль, полученную организацией в результате совместной деятельности (по договору простого товарищества);</text:p>
        </text:list-item>
        <text:list-item>
          <text:p text:style-name="P46">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12">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57"><text:span text:style-name="T28">В соответствии с международными стандартами расход должен быть признан </text:span><text:span text:style-name="T57">немедленно </text:span><text:span text:style-name="T28">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text:span><text:soft-page-break/><text:span text:style-name="T28">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span></text:p>
      <text:p text:style-name="P12">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 [20, с. 136]</text:p>
      <text:p text:style-name="P57"><text:span text:style-name="T28">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text:span text:style-name="T57">исправление фундаментальных ошибок</text:span><text:span text:style-name="T28"> и </text:span><text:span text:style-name="T57">влияние изменений в учетной политике</text:span><text:span text:style-name="T28">. Однако прежде, чем перейти к обзору международной практики отражения в отчетности этих </text:span><text:soft-page-break/><text:span text:style-name="T28">статей, целесообразно рассмотреть общие аспекты раскрытия в финансовой отчетности информации о чистой прибыли (убытке)предприятия.</text:span></text:p>
      <text:p text:style-name="P12">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3805259329997497920" text:style-name="WWNum16">
        <text:list-item>
          <text:p text:style-name="P47">прибыль (убыток) от операционной деятельности;</text:p>
        </text:list-item>
        <text:list-item>
          <text:p text:style-name="P47">чрезвычайные (внереализационные) статьи.</text:p>
        </text:list-item>
      </text:list>
      <text:p text:style-name="P12">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57"><text:span text:style-name="T57">Чрезвычайные</text:span><text:span text:style-name="T28"> </text:span><text:span text:style-name="T57">статьи</text:span><text:span text:style-name="T28"> (</text:span><text:span text:style-name="T47">extraordinary</text:span><text:span text:style-name="T28"> </text:span><text:span text:style-name="T47">items</text:span><text:span text:style-name="T28">)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span></text:p>
      <text:p text:style-name="P57"><text:span text:style-name="T57">Обычная</text:span><text:span text:style-name="T28"> </text:span><text:span text:style-name="T57">деятельность</text:span><text:span text:style-name="T28"> (</text:span><text:span text:style-name="T47">ordinary</text:span><text:span text:style-name="T28"> </text:span><text:span text:style-name="T47">activities</text:span><text:span text:style-name="T28">)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span></text:p>
      <text:p text:style-name="P57"><text:span text:style-name="T28">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text:span><text:soft-page-break/><text:span text:style-name="T28">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span></text:p>
      <text:p text:style-name="P12">Примерами событий или операций, которые обычно приводят к возникновению чрезвычайных статей для большинства предприятий, могут быть:</text:p>
      <text:list xml:id="list2764556641268385" text:style-name="WWNum17">
        <text:list-item>
          <text:p text:style-name="P48">экспроприация активов;</text:p>
        </text:list-item>
        <text:list-item>
          <text:p text:style-name="P48">наводнение или другое стихийное бедствие.</text:p>
        </text:list-item>
      </text:list>
      <text:p text:style-name="P12">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20, с. 139]</text:p>
      <text:p text:style-name="P57"><text:span text:style-name="T28">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text:span text:style-name="T57">пояснений в отношении обычных статей доходов и расходов, </text:span><text:span text:style-name="T28">можно назвать следующие:</text:span></text:p>
      <text:list xml:id="list7132507005094509303" text:style-name="WWNum18">
        <text:list-item>
          <text:p text:style-name="P80">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49"><text:soft-page-break/>реструктуризация деятельности предприятия и уменьшение резервов, созданных для такой реструктуризации;</text:p>
        </text:list-item>
        <text:list-item>
          <text:p text:style-name="P49">продажа или списание с баланса объектов основных средств;</text:p>
        </text:list-item>
        <text:list-item>
          <text:p text:style-name="P49">продажа (выбытие) долгосрочных инвестиций;</text:p>
        </text:list-item>
        <text:list-item>
          <text:p text:style-name="P49">прекращение каких-либо хозяйственных процессов;</text:p>
        </text:list-item>
        <text:list-item>
          <text:p text:style-name="P49">урегулирование судебных тяжб;</text:p>
        </text:list-item>
        <text:list-item>
          <text:p text:style-name="P49">создание других резервов или проведение прочих корректировок. </text:p>
        </text:list-item>
      </text:list>
      <text:p text:style-name="P59"><text:span text:style-name="T28">Отдельного рассмотрения требует </text:span><text:span text:style-name="T57">прекращение предприятием каких-либо хозяйственных процессов </text:span><text:span text:style-name="T28">(</text:span><text:span text:style-name="T47">discontinuance</text:span><text:span text:style-name="T28"> </text:span><text:span text:style-name="T47">of</text:span><text:span text:style-name="T28"> </text:span><text:span text:style-name="T47">operations</text:span><text:span text:style-name="T28">).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span></text:p>
      <text:p text:style-name="P51">При прекращении хозяйственного процесса предприятие должно обеспечить пользователей финансовой отчетности следующей информацией:</text:p>
      <text:list xml:id="list3488745674572135717" text:style-name="WWNum19">
        <text:list-item>
          <text:p text:style-name="P50">о сущности прекращенного хозяйственного процесса;</text:p>
        </text:list-item>
        <text:list-item>
          <text:p text:style-name="P50">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50">дате прекращения хозяйственного процесса для целей бухгалтерского учета;</text:p>
        </text:list-item>
        <text:list-item>
          <text:p text:style-name="P50"><text:soft-page-break/>прибыли или убытки от прекращения и учетной политики, применяемой в отношении измерения этой прибыли или убытка;</text:p>
        </text:list-item>
        <text:list-item>
          <text:p text:style-name="P50">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78">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12">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21, с. 48]</text:p>
      <text:p text:style-name="P12">Покажем, как должна быть раскрыта в финансовой отчетности информации о чрезвычайных статьях и прекращенных хозяйственных процессах <text:span text:style-name="T66">(табл. 4 и последующие примечания представленные в приложении 2).</text:span></text:p>
      <text:p text:style-name="P57"><text:soft-page-break/><text:span text:style-name="T28">Очень важен вопрос раскрытия в отчетности информации об </text:span><text:span text:style-name="T57">изменениях в учетных оценках </text:span><text:span text:style-name="T28">(</text:span><text:span text:style-name="T47">changes</text:span><text:span text:style-name="T28"> </text:span><text:span text:style-name="T47">in</text:span><text:span text:style-name="T28"> </text:span><text:span text:style-name="T47">accounting</text:span><text:span text:style-name="T28"> </text:span><text:span text:style-name="T47">estimates</text:span><text:span text:style-name="T28">). Такие статьи отличаются от изменений в учетной политике (</text:span><text:span text:style-name="T47">changes</text:span><text:span text:style-name="T28"> </text:span><text:span text:style-name="T47">in</text:span><text:span text:style-name="T28"> </text:span><text:span text:style-name="T47">accounting</text:span><text:span text:style-name="T28"> </text:span><text:span text:style-name="T47">policies</text:span><text:span text:style-name="T28">).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span></text:p>
      <text:p text:style-name="P57"><text:span text:style-name="T57">Пример 3. </text:span><text:span text:style-name="T28">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span></text:p>
      <text:p text:style-name="P12">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12">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12">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57"><text:span text:style-name="T28">Изменение в учетных оценках может затрагивать только текущий период, а может затрагивать и текущий и будущие периоды. Например, </text:span><text:soft-page-break/><text:span text:style-name="T28">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в казахстанском учете такие сроки, как правило, не пересматриваются) влияет на расходы по амортизации текущего периода и всех последующих периодов срока полезного использования объекта.</text:span></text:p>
      <text:p text:style-name="P12">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12">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6, с. 93]</text:p>
      <text:p text:style-name="P13"/>
      <text:h text:style-name="P77" text:outline-level="2"><text:bookmark-start text:name="_Toc43875407"/>2.4 Исправление существенных ошибок в учете<text:bookmark-end text:name="_Toc43875407"/></text:h>
      <text:p text:style-name="P52"/>
      <text:p text:style-name="P52">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52"><text:soft-page-break/>Прежде всего, остановимся на способах исправления существенных ошибок.</text:p>
      <text:p text:style-name="P57"><text:span text:style-name="T44">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43">существенными. </text:span><text:span text:style-name="T44">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52">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52">В МФСО 8 предусматриваются два подхода к исправлению существенных ошибок:</text:p>
      <text:p text:style-name="P52">1) общепринятый;</text:p>
      <text:p text:style-name="P52">2) разрешенный альтернативный.</text:p>
      <text:p text:style-name="P57"><text:span text:style-name="T44">Общепринятый подход. В соответствии с этим подходом сумму исправления существенной ошибки, относящейся к предыдущим периодам, </text:span><text:soft-page-break/><text:span text:style-name="T44">нужно отражать в отчетности текущего периода посредством </text:span><text:span text:style-name="T43">корректировки начального остатка по счету нераспределенной прибыли. </text:span><text:span text:style-name="T44">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52">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52">Предприятие должно раскрыть в отчетности следующую информацию:</text:p>
      <text:list xml:id="list4382516167254041133" text:style-name="WWNum20">
        <text:list-item>
          <text:p text:style-name="P53">величину существенной ошибки;</text:p>
        </text:list-item>
        <text:list-item>
          <text:p text:style-name="P53">сумму корректировки за текущий период и за каждый предшествующий представленный отчетный период;</text:p>
        </text:list-item>
        <text:list-item>
          <text:p text:style-name="P53">сумму корректировки, относящуюся к периодам, предшествующим тем, которые были включены в сравнительную информацию;</text:p>
        </text:list-item>
        <text:list-item>
          <text:p text:style-name="P53">факт корректировки сравнительной информации или объяснение невозможности этого.</text:p>
        </text:list-item>
      </text:list>
      <text:p text:style-name="P57"><text:span text:style-name="T44">Разрешенный альтернативный подход. В соответствии с этим подходом сумма исправления существенной ошибки должна быть включена в </text:span><text:span text:style-name="T43">определение чистой прибыли (убытка) за текущий период.</text:span></text:p>
      <text:p text:style-name="P57"><text:span text:style-name="T44">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text:span><text:soft-page-break/><text:span text:style-name="T44">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48">pro</text:span><text:span text:style-name="T44"> </text:span><text:span text:style-name="T48">forma</text:span><text:span text:style-name="T44">).</text:span></text:p>
      <text:p text:style-name="P52">В случае применения разрешенного альтернативного подхода предприятие должно раскрыть в отчетности следующую информацию:</text:p>
      <text:list xml:id="list5939688442553188793" text:style-name="WWNum21">
        <text:list-item>
          <text:p text:style-name="P54">величину существенной ошибки;</text:p>
        </text:list-item>
        <text:list-item>
          <text:p text:style-name="P54">сумму корректировки, включенную в определение чистой прибыли (убытка) за текущий период;</text:p>
        </text:list-item>
        <text:list-item>
          <text:p text:style-name="P60"><text:span text:style-name="T44">сумму корректировки, относящуюся к периодам, за которые представлена информация </text:span><text:span text:style-name="T48">pro</text:span><text:span text:style-name="T44"> </text:span><text:span text:style-name="T48">forma</text:span><text:span text:style-name="T44">, и сумму корректировки, относящуюся к предшествующим периодам, либо объяснение факта невозможности предоставления информации </text:span><text:span text:style-name="T48">pro</text:span><text:span text:style-name="T44"> </text:span><text:span text:style-name="T48">forma</text:span><text:span text:style-name="T44">.[22, с. 164]</text:span></text:p>
        </text:list-item>
      </text:list>
      <text:p text:style-name="P52">Для иллюстрации применения предприятием обоих подходов воспользуемся примером.</text:p>
      <text:p text:style-name="P52">Пример 4. В конце 2006 г. перед составлением баланса компания В обнаружила, что определенные товары, проданные в 2005 г., были ошибочно включены в состав товарно-материальных запасов в балансе на 31 декабря 2005 г. Сумма ошибки составила 6500 тыс. дол. Сумма нераспределенной прибыли в балансе на 1 января 2000 г. составила 20 000 тыс. дол., на 31 декабря 2005 г.– 34 000 тыс. дол.</text:p>
      <text:p text:style-name="P52">Себестоимость реализованных товаров определяется по формуле:</text:p>
      <text:p text:style-name="P52">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57"><text:span text:style-name="T44">Бухгалтерские записи на счетах в течение 2006 г. характеризуют выручку от реализации в размере 104 000 тыс. дол., себестоимость </text:span><text:soft-page-break/><text:span text:style-name="T44">реализованных товаров в размере 86 500 тыс. дол. (завышенная себестоимость из-за завышения остатка товаров на начало 2006 г. в размере 6500 тыс. дол.) и налог на прибыль к уплате в бюджет в размере 5250 тыс. дол. (заниженный размер налога из-за завышения себестоимости).</text:span></text:p>
      <text:p text:style-name="P52"><text:span text:style-name="T66">Отметим, что в 2005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05-й и 2006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05 -и и 2006 г. равнялась 30%. Неоткорректированный отчет о прибылях и убытках компании В за 2000 г. выглядел следующим образом:</text:p>
      <text:p text:style-name="P56"/>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66">Выручка от реализации</text:p>
          </table:table-cell>
          <table:table-cell table:style-name="Таблица4.A1" office:value-type="string">
            <text:p text:style-name="P66">73 500</text:p>
          </table:table-cell>
        </table:table-row>
        <table:table-row table:style-name="Таблица4.1">
          <table:table-cell table:style-name="Таблица4.A1" office:value-type="string">
            <text:p text:style-name="P66">Себестоимость реализованных товаров </text:p>
          </table:table-cell>
          <table:table-cell table:style-name="Таблица4.A1" office:value-type="string">
            <text:p text:style-name="P66">(53 500)</text:p>
          </table:table-cell>
        </table:table-row>
        <table:table-row table:style-name="Таблица4.1">
          <table:table-cell table:style-name="Таблица4.A1" office:value-type="string">
            <text:p text:style-name="P66">Прибыль от операционной деятельности до налогообложения</text:p>
          </table:table-cell>
          <table:table-cell table:style-name="Таблица4.A1" office:value-type="string">
            <text:p text:style-name="P66">20 000</text:p>
          </table:table-cell>
        </table:table-row>
        <table:table-row table:style-name="Таблица4.1">
          <table:table-cell table:style-name="Таблица4.A1" office:value-type="string">
            <text:p text:style-name="P66">Налог на прибыль</text:p>
          </table:table-cell>
          <table:table-cell table:style-name="Таблица4.A1" office:value-type="string">
            <text:p text:style-name="P66">6000</text:p>
          </table:table-cell>
        </table:table-row>
        <table:table-row table:style-name="Таблица4.1">
          <table:table-cell table:style-name="Таблица4.A1" office:value-type="string">
            <text:p text:style-name="P66">Чистая прибыль </text:p>
          </table:table-cell>
          <table:table-cell table:style-name="Таблица4.A1" office:value-type="string">
            <text:p text:style-name="P66">14 000</text:p>
          </table:table-cell>
        </table:table-row>
      </table:table>
      <text:p text:style-name="P61">Составим отчет о прибылях и убытках и отчет о нераспределенной прибыли за 2006-и и 2005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05 г. (приложение 3, табл. 5 и 6)[4, с. 113]</text:p>
      <text:p text:style-name="P61"/>
      <text:p text:style-name="P27">2. Подготовка финансовой отчетности в соответствии с Международными стандартами финансовой отчетности (МСФО)</text:p>
      <text:p text:style-name="P29"/>
      <text:p text:style-name="P29"><text:soft-page-break/>1. Как получить услугу &lt;http://as-audit.ru/service/list/msfo2/podgotovka/&gt;;</text:p>
      <text:p text:style-name="P29">. Перечень услуг по МСФО &lt;http://as-audit.ru/service/list/msfo2/podgotovka/&gt;;</text:p>
      <text:p text:style-name="P29">. Информация, необходимая для составления финансовой отчетности в соответствии с МСФО &lt;http://as-audit.ru/service/list/msfo2/podgotovka/&gt;;</text:p>
      <text:p text:style-name="P29">. Принципы подготовки финансовой отчетности в соответствии с МСФО &lt;http://as-audit.ru/service/list/msfo2/podgotovka/&gt;;</text:p>
      <text:p text:style-name="P29">. Способы составления финансовой отчетности в соответствии с МСФО &lt;http://as-audit.ru/service/list/msfo2/podgotovka/&gt;;</text:p>
      <text:p text:style-name="P29">. Участие аудитора в подготовке финансовой отчетности в соответствии с МСФО &lt;http://as-audit.ru/service/list/msfo2/podgotovka/&gt;.</text:p>
      <text:p text:style-name="P29">Шаг 1. Заполнение анкеты и отправление</text:p>
      <text:p text:style-name="P29">Анкета для одиночных компаний &lt;http://as-audit.ru/doc/ind.doc&gt;</text:p>
      <text:p text:style-name="P29">Анкета для групп компаний &lt;http://as-audit.ru/doc/grupp.doc&gt;</text:p>
      <text:p text:style-name="P29">Шаг 2. Направление финансового предложения</text:p>
      <text:p text:style-name="P29">Финансовое предложение отправляется в течение 1 рабочего дня с момента получения необходимого комплекта документов.</text:p>
      <text:p text:style-name="P29">Шаг 3. Заключение договора и приступить к работе</text:p>
      <text:p text:style-name="P29">Запросить образец договора &lt;mailto:info@as-audit.ru&gt;</text:p>
      <text:p text:style-name="P29">. Перечень услуг по подготовке финансовой отчетности по Международным стандартам финансовой отчетности:</text:p>
      <text:p text:style-name="P29">. Разработка и реализация индивидуального плана перехода на МСФО;</text:p>
      <text:p text:style-name="P29"><text:soft-page-break/>. Разработка рекомендаций по совершенствованию учетной политики компании в целях соответствия МСФО, разработка отдельной учетной политики и плана счетов по МСФО;</text:p>
      <text:p text:style-name="P29">. Разработка внутренних положений компании по учету активов, обязательств и хозяйственных операций в соответствии с МСФО;</text:p>
      <text:p text:style-name="P29">. Разработка и внедрение наиболее приемлемого способа подготовки финансовой отчетности по МСФО:</text:p>
      <text:p text:style-name="P29">.1. трансформация российской бухгалтерской отчетности в финансовую отчетность, соответствующую требованиям МСФО;</text:p>
      <text:p text:style-name="P29">.2. методология ведения параллельного учета в соответствии с МСФО с учетом особенностей программного обеспечения, используемого в компании;</text:p>
      <text:p text:style-name="P29">. Разработка консолидационной модели для составления консолидированной финансовой отчетности по МСФО для группы компаний;</text:p>
      <text:p text:style-name="P29">. Разработка и внедрение программного обеспечения для автоматизации процесса подготовки финансовой отчетности в соответствии с МСФО;</text:p>
      <text:p text:style-name="P29">. Подготовка финансовой отчетности отдельных компаний и консолидированной финансовой отчетности по МСФО для группы компаний;</text:p>
      <text:p text:style-name="P29">. Защита финансовой отчетности по МСФО перед аудиторами и сопровождение отчетности при работе с инвестиционными банками, кредиторами, инвесторами, рейтинговыми агентствами и другими заинтересованными лицами;</text:p>
      <text:p text:style-name="P29">. Диагностика существующей системы составления финансовой отчетности по МСФО с целью разработки рекомендаций и процедур, направленных на значительное сокращение сроков составления отчетности [13;С.16].</text:p>
      <text:p text:style-name="P29"><text:soft-page-break/>. Информация, необходимая для составления финансовой отчетности в соответствии с международными стандартами финансовой отчетности</text:p>
      <text:p text:style-name="P29">Для оказания услуг по составлению финансовой отчетности отправной точкой являются:</text:p>
      <text:p text:style-name="P29">. Учетная политика по международным стандартам финансовой отчетности;</text:p>
      <text:p text:style-name="P29">. Проаудированная финансовая отчетность, составленная по российским стандартам бухгалтерского учета;</text:p>
      <text:p text:style-name="P29">. Данные бухгалтерских регистров;</text:p>
      <text:p text:style-name="P29">. Данные управленческого учета.</text:p>
      <text:p text:style-name="P29">. Принципы подготовки финансовой отчетности в соответствии с международными стандартами финансовой отчетности</text:p>
      <text:p text:style-name="P29">Если в максимально сжатой форме сформулировать сущность международных стандартов финансовой отчетности, можно определить, что они базируются на трех главных концепциях:</text:p>
      <text:p text:style-name="P29">• справедливая стоимость, </text:p>
      <text:p text:style-name="P29">• приоритет экономического содержания над правовой формой;</text:p>
      <text:p text:style-name="P29">• прозрачность.</text:p>
      <text:p text:style-name="P42"><text:span text:style-name="T15">Суть концепции справедливой стоимости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29">Согласно концепции приоритета экономического содержания над правовой формой, не столь важно, какую правовую форму имеет тот или <text:soft-page-break/>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p>
      <text:p text:style-name="P29">В соответствии с концепцией прозрачности в отчетности по международным стандартам финансовой отчетности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 [14;С.5].</text:p>
      <text:p text:style-name="P29">Международные стандарты финансовой отчетности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собственника для отражения экономической деятельности объекта собственности.</text:p>
      <text:p text:style-name="P29">. Способы составления финансовой отчетности в соответствии с международными стандартами финансовой отчетности</text:p>
      <text:p text:style-name="P29">Существует два способа получения отчетности, соответствующей международным стандартам финансовой отчетности: параллельный учет и трансформация.</text:p>
      <text:p text:style-name="P29">Параллельный учет для российской организации - это ведение двух баз данных: по российским стандартам и по МСФО. Обычно такой учет ведется в специальной программе. При занесении операции проводки попадают как в <text:soft-page-break/>базу российского учета, так и в базу МСФО.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p>
      <text:p text:style-name="P29">Трансформация - это процесс подготовки отчетов по международным стандартам финансовой отчетности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p>
      <text:p text:style-name="P29">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финансовую отчетность по МСФО путем трансформации.</text:p>
      <text:p text:style-name="P29">. Участие аудитора в подготовке финансовой отчетности в соответствии с международными стандартами финансовой отчетности</text:p>
      <text:p text:style-name="P29">Если, по мнению руководства, компания не располагает достаточными трудовыми ресурсами для качественной подготовки отчетности по международным стандартам финансовой отчетности,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p>
      <text:p text:style-name="P29">Аудиторы оказывают квалифицированную помощь в решении любых вопросов, связанных с внедрением учета и составлением отчетности по МСФО.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text:soft-page-break/>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МСФО и понимания ее результатов целесообразно привлечь российскую аудиторскую компанию.</text:p>
      <text:p text:style-name="P29">Внедряя Международные стандарты финансовой отчетности с помощью аудиторов можно достичь таких эффектов, как: </text:p>
      <text:p text:style-name="P29">• формирование отчетности для внешних пользователей в сжатые сроки с высокой точностью и с минимальными трудозатратами;</text:p>
      <text:p text:style-name="P29">• объективная оценка состояния компании на основании финансовой отчетности и принятие обоснованных управленческих решений.</text:p>
      <text:p text:style-name="P29">Следует помнить, что финансовая отчетность признается подготовленной в соответствии с международными стандартами финансовой отчетности,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МСФО - к ее подготовке нужно подходить взвешенно и с должным уровнем профессионализма [16;С.525].</text:p>
      <text:p text:style-name="P29"/>
      <text:p text:style-name="P27">.1 Принципы функционирования системы международных стандартов финансовой отчетности и её элементы</text:p>
      <text:p text:style-name="P29"/>
      <text:p text:style-name="P29"><text:soft-page-break/>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42"><text:span text:style-name="T15">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16">КМСФО &lt;http://allmsfo.ru/komitet-msfo.html&gt;</text:span><text:span text:style-name="T17">, при разработке будущих и пересмотре существующих стандартов число расхождений будет последовательно уменьшаться.</text:span></text:p>
      <text:p text:style-name="P42"><text:span text:style-name="T17">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span></text:p>
      <text:p text:style-name="P31">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text:soft-page-break/>стандартов были приняты Правлением в апреле 1989 г. и их можно разделить на 2 группы: основополагающие допущения и качественные характеристики информации [17;С.216].</text:p>
      <text:p text:style-name="P31">Элементы отчётности МСФО</text:p>
      <text:p text:style-name="P31">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31">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 [19;С.504].</text:p>
      <text:p text:style-name="P31">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42"><text:span text:style-name="T17">Собственный капитал - это оставшаяся доля активов предприятия после вычета всех обязательств</text:span><text:span text:style-name="T18">.</text:span></text:p>
      <text:p text:style-name="P42"><text:span text:style-name="T17">Доходы</text:span><text:span text:style-name="T18"> </text:span><text:span text:style-name="T17">-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text:span><text:soft-page-break/><text:span text:style-name="T17">выручку, полученную в результате основной (уставной) и неосновной деятельности предприятия.</text:span></text:p>
      <text:p text:style-name="P7"><text:span text:style-name="T60">Расходы</text:span><text:span text:style-name="T59"> </text:span><text:span text:style-name="T60">-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61"/>
      <text:p text:style-name="P32">.2 Основные отличия Российских и международных стандартов финансовой отчетности.</text:p>
      <text:p text:style-name="P30"/>
      <text:p text:style-name="P30">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30">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30">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text:soft-page-break/>инструкций, стандартов и процедур, относящихся к представлению бухгалтерской отчетности [18;С.792].</text:p>
      <text:p text:style-name="P39"><text:span text:style-name="T17">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span></text:p>
      <text:p text:style-name="P30">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text:soft-page-break/>План счетов бухгалтерского учета финансово-хозяйственной деятельности организаций и Инструкция по его применению.</text:p>
      <text:p text:style-name="P30">Опора на МСФО становится необходимым условием выхода российских предприятий на фондовый рынок или получения зарубежного финансирования (<text:span text:style-name="T66">см. приказ Минфина РФ от 28 июня 2000 г. № 60н "Методические рекомендации о порядке формирования показателей бухгалтерской отчетности организации"</text:span>) [20;С.28]. Еще ранее п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30">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p text:style-name="P71"/>
      <text:p text:style-name="P69"/>
      <text:p text:style-name="P32">3. Реформирование бухгалтерского учёта в России: проблемы и перспективы</text:p>
      <text:p text:style-name="P30"/>
      <text:p text:style-name="P30">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21;С.36]. </text:p>
      <text:p text:style-name="P39"><text:span text:style-name="T17">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text:span><text:soft-page-break/><text:span text:style-name="T17">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30">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30">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30">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30">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39"><text:span text:style-name="T17">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text:span><text:soft-page-break/><text:span text:style-name="T17">независимых профессиональных организаций бухгалтеров. Этот путь доказал свою эффективность и именно на нём следует ждать успеха. </text:span></text:p>
      <text:p text:style-name="P30">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30"/>
      <text:p text:style-name="P32">.1 Этапы реформирования бухгалтерского учета в соответствии с международными стандартами финансовой отчетности</text:p>
      <text:p text:style-name="P30"/>
      <text:p text:style-name="P30">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p text:style-name="P39"><text:span text:style-name="T25">v<text:tab/></text:span><text:span text:style-name="T17">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p text:style-name="P39"><text:span text:style-name="T25">v<text:tab/></text:span><text:span text:style-name="T17">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p text:style-name="P39"><text:span text:style-name="T25">v<text:tab/></text:span><text:span text:style-name="T17">консультативным советом по стандартам выносится решение о включении данной темы в повестку дня СМСФО;</text:span></text:p>
      <text:p text:style-name="P39"><text:span text:style-name="T25">v<text:tab/></text:span><text:span text:style-name="T17">КСС создается консультативная группа для оказания консультативной поддержки СМСФО;</text:span></text:p>
      <text:p text:style-name="P39"><text:soft-page-break/><text:span text:style-name="T25">v<text:tab/></text:span><text:span text:style-name="T17">публикуется Дискуссионный документ (ДД) для всеобщего обсуждения;</text:span></text:p>
      <text:p text:style-name="P39"><text:span text:style-name="T25">v<text:tab/></text:span><text:span text:style-name="T17">публикуется Проект положения (ПП) для всеобщего обсуждения;</text:span></text:p>
      <text:p text:style-name="P39"><text:span text:style-name="T25">v<text:tab/></text:span><text:span text:style-name="T17">рассматриваются все комментарии и мнения полученные в установленный период. При этом установленный период определяется как «обоснованный срок». Ранее комментарии общественности по Проектам положений и Дискуссионным документам составлял, как правило, 120 дней;</text:span></text:p>
      <text:p text:style-name="P39"><text:span text:style-name="T25">v<text:tab/></text:span><text:span text:style-name="T17">как минимум 8 голосами СМСФО осуществляется утверждение стандарта;</text:span></text:p>
      <text:p text:style-name="P30">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30">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 [23;С.28].</text:p>
      <text:p text:style-name="P30">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30"><text:soft-page-break/>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30">МСФО излагают общие, основные принципы составления финансовой отчетности и не содержат конкретной детализации для каждого конкретного 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30">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30">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30">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30"/>
      <text:p text:style-name="P32">.2 Проблемы и недостатки процедуры перехода на МСФО</text:p>
      <text:p text:style-name="P30"/>
      <text:p text:style-name="P39"><text:span text:style-name="T17">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text:span><text:soft-page-break/><text:span text:style-name="T17">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 </text:span></text:p>
      <text:p text:style-name="P30">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9"><text:span text:style-name="T17">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text:span><text:soft-page-break/><text:span text:style-name="T17">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23;С.36]. </text:span></text:p>
      <text:p text:style-name="P30">Национальные проблемы GAAP (Generally Accepted Accounting Principles) </text:p>
      <text:p text:style-name="P39"><text:span text:style-name="T17">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text:span><text:soft-page-break/><text:span text:style-name="T17">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9"><text:span text:style-name="T17">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text:span><text:soft-page-break/><text:span text:style-name="T17">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 [12;С.127].</text:span></text:p>
      <text:p text:style-name="P62">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1"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1"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7</meta:editing-cycles>
    <meta:creation-date>2014-04-01T16:47:00</meta:creation-date>
    <dc:date>2014-05-18T16:43:17.246798327</dc:date>
    <meta:editing-duration>P6DT8H17M43S</meta:editing-duration>
    <meta:generator>LibreOffice/4.1.3.2$Linux_X86_64 LibreOffice_project/410m0$Build-2</meta:generator>
    <dc:creator>yuriy </dc:creator>
    <meta:document-statistic meta:table-count="4" meta:image-count="0" meta:object-count="0" meta:page-count="89" meta:paragraph-count="592" meta:word-count="17837" meta:character-count="142414" meta:non-whitespace-character-count="1251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